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true" fo:keep-together="auto"/>
    </style:style>
    <style:style style:name="Taulukko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3" style:family="table-row">
      <style:table-row-properties style:min-row-height="0.803cm"/>
    </style:style>
    <style:style style:name="Taulukko7.B3" style:family="table-cell">
      <style:table-cell-properties fo:padding="0.097cm" fo:border-left="0.002cm solid #000000" fo:border-right="none" fo:border-top="none" fo:border-bottom="0.002cm solid #000000"/>
    </style:style>
    <style:style style:name="Taulukko3" style:family="table">
      <style:table-properties style:width="14.497cm" table:align="margins" style:writing-mode="lr-tb"/>
    </style:style>
    <style:style style:name="Taulukko3.A" style:family="table-column">
      <style:table-column-properties style:column-width="0.688cm" style:rel-column-width="3109*"/>
    </style:style>
    <style:style style:name="Taulukko3.B" style:family="table-column">
      <style:table-column-properties style:column-width="2.649cm" style:rel-column-width="11976*"/>
    </style:style>
    <style:style style:name="Taulukko3.C" style:family="table-column">
      <style:table-column-properties style:column-width="0.739cm" style:rel-column-width="3340*"/>
    </style:style>
    <style:style style:name="Taulukko3.D" style:family="table-column">
      <style:table-column-properties style:column-width="0.737cm" style:rel-column-width="3332*"/>
    </style:style>
    <style:style style:name="Taulukko3.P" style:family="table-column">
      <style:table-column-properties style:column-width="1.566cm" style:rel-column-width="7078*"/>
    </style:style>
    <style:style style:name="Taulukko3.A1" style:family="table-cell">
      <style:table-cell-properties style:vertical-align="middle" fo:padding="0.097cm" fo:border-left="0.002cm solid #000000" fo:border-right="none" fo:border-top="0.002cm solid #000000" fo:border-bottom="0.002cm solid #000000"/>
    </style:style>
    <style:style style:name="Taulukko3.P1" style:family="table-cell">
      <style:table-cell-properties style:vertical-align="middle" fo:padding="0.097cm" fo:border="0.002cm solid #000000"/>
    </style:style>
    <style:style style:name="Taulukko3.2" style:family="table-row">
      <style:table-row-properties style:min-row-height="1.034cm"/>
    </style:style>
    <style:style style:name="Taulukko3.C2" style:family="table-cell" style:data-style-name="N0">
      <style:table-cell-properties style:vertical-align="middle" fo:padding="0.097cm" fo:border-left="0.002cm solid #000000" fo:border-right="none" fo:border-top="none" fo:border-bottom="0.002cm solid #000000"/>
    </style:style>
    <style:style style:name="Taulukko3.3" style:family="table-row">
      <style:table-row-properties style:min-row-height="0.697cm"/>
    </style:style>
    <style:style style:name="Taulukko3.A3" style:family="table-cell">
      <style:table-cell-properties style:vertical-align="middle" fo:padding="0.097cm" fo:border-left="0.002cm solid #000000" fo:border-right="none" fo:border-top="none" fo:border-bottom="0.002cm solid #000000"/>
    </style:style>
    <style:style style:name="Taulukko3.P3" style:family="table-cell">
      <style:table-cell-properties style:vertical-align="middle" fo:padding="0.097cm" fo:border-left="0.002cm solid #000000" fo:border-right="0.002cm solid #000000" fo:border-top="none" fo:border-bottom="0.002cm solid #000000"/>
    </style:style>
    <style:style style:name="Taulukko5" style:family="table">
      <style:table-properties style:width="14.497cm" table:align="margins" style:writing-mode="lr-tb"/>
    </style:style>
    <style:style style:name="Taulukko5.A" style:family="table-column">
      <style:table-column-properties style:column-width="0.688cm" style:rel-column-width="3109*"/>
    </style:style>
    <style:style style:name="Taulukko5.B" style:family="table-column">
      <style:table-column-properties style:column-width="2.648cm" style:rel-column-width="11968*"/>
    </style:style>
    <style:style style:name="Taulukko5.C" style:family="table-column">
      <style:table-column-properties style:column-width="0.564cm" style:rel-column-width="2551*"/>
    </style:style>
    <style:style style:name="Taulukko5.G" style:family="table-column">
      <style:table-column-properties style:column-width="0.566cm" style:rel-column-width="2559*"/>
    </style:style>
    <style:style style:name="Taulukko5.T" style:family="table-column">
      <style:table-column-properties style:column-width="1.563cm" style:rel-column-width="7067*"/>
    </style:style>
    <style:style style:name="Taulukko5.A1" style:family="table-cell">
      <style:table-cell-properties style:vertical-align="middle" fo:padding="0.097cm" fo:border-left="0.002cm solid #000000" fo:border-right="none" fo:border-top="0.002cm solid #000000" fo:border-bottom="0.002cm solid #000000"/>
    </style:style>
    <style:style style:name="Taulukko5.T1" style:family="table-cell">
      <style:table-cell-properties style:vertical-align="middle" fo:padding="0.097cm" fo:border="0.002cm solid #000000"/>
    </style:style>
    <style:style style:name="Taulukko5.2" style:family="table-row">
      <style:table-row-properties style:min-row-height="1.034cm"/>
    </style:style>
    <style:style style:name="Taulukko5.C2" style:family="table-cell" style:data-style-name="N0">
      <style:table-cell-properties style:vertical-align="middle" fo:padding="0.097cm" fo:border-left="0.002cm solid #000000" fo:border-right="none" fo:border-top="none" fo:border-bottom="0.002cm solid #000000"/>
    </style:style>
    <style:style style:name="Taulukko5.3" style:family="table-row">
      <style:table-row-properties style:min-row-height="0.697cm"/>
    </style:style>
    <style:style style:name="Taulukko5.A3" style:family="table-cell">
      <style:table-cell-properties style:vertical-align="middle" fo:padding="0.097cm" fo:border-left="0.002cm solid #000000" fo:border-right="none" fo:border-top="none" fo:border-bottom="0.002cm solid #000000"/>
    </style:style>
    <style:style style:name="Taulukko5.T3" style:family="table-cell">
      <style:table-cell-properties style:vertical-align="middle" fo:padding="0.097cm" fo:border-left="0.002cm solid #000000" fo:border-right="0.002cm solid #000000" fo:border-top="none" fo:border-bottom="0.002cm solid #000000"/>
    </style:style>
    <style:style style:name="Taulukko4" style:family="table">
      <style:table-properties style:width="14.497cm" table:align="margins" style:writing-mode="lr-tb"/>
    </style:style>
    <style:style style:name="Taulukko4.A" style:family="table-column">
      <style:table-column-properties style:column-width="0.873cm" style:rel-column-width="3946*"/>
    </style:style>
    <style:style style:name="Taulukko4.B" style:family="table-column">
      <style:table-column-properties style:column-width="6.375cm" style:rel-column-width="28816*"/>
    </style:style>
    <style:style style:name="Taulukko4.C" style:family="table-column">
      <style:table-column-properties style:column-width="3.625cm" style:rel-column-width="16385*"/>
    </style:style>
    <style:style style:name="Taulukko4.D" style:family="table-column">
      <style:table-column-properties style:column-width="3.625cm" style:rel-column-width="16388*"/>
    </style:style>
    <style:style style:name="Taulukko4.A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D2" style:family="table-cell">
      <style:table-cell-properties fo:padding="0.097cm" fo:border-left="0.002cm solid #000000" fo:border-right="0.002cm solid #000000" fo:border-top="none" fo:border-bottom="0.002cm solid #000000"/>
    </style:style>
    <style:style style:name="Taulukko8" style:family="table">
      <style:table-properties style:width="7.276cm" fo:margin-left="2.51cm" fo:margin-right="4.711cm" table:align="margins" style:writing-mode="lr-tb"/>
    </style:style>
    <style:style style:name="Taulukko8.A" style:family="table-column">
      <style:table-column-properties style:column-width="2.593cm" style:rel-column-width="23354*"/>
    </style:style>
    <style:style style:name="Taulukko8.B" style:family="table-column">
      <style:table-column-properties style:column-width="2.461cm" style:rel-column-width="22162*"/>
    </style:style>
    <style:style style:name="Taulukko8.C" style:family="table-column">
      <style:table-column-properties style:column-width="2.223cm" style:rel-column-width="20019*"/>
    </style:style>
    <style:style style:name="Taulukko8.A1" style:family="table-cell">
      <style:table-cell-properties fo:padding="0.097cm" fo:border-left="0.002cm solid #000000" fo:border-right="none" fo:border-top="0.002cm solid #000000" fo:border-bottom="0.002cm solid #000000"/>
    </style:style>
    <style:style style:name="Taulukko8.C1" style:family="table-cell">
      <style:table-cell-properties fo:padding="0.097cm" fo:border="0.002cm solid #000000"/>
    </style:style>
    <style:style style:name="Taulukko8.A2" style:family="table-cell">
      <style:table-cell-properties fo:padding="0.097cm" fo:border-left="0.002cm solid #000000" fo:border-right="none" fo:border-top="none" fo:border-bottom="0.002cm solid #000000"/>
    </style:style>
    <style:style style:name="Taulukko8.C2" style:family="table-cell">
      <style:table-cell-properties fo:padding="0.097cm" fo:border-left="0.002cm solid #000000" fo:border-right="0.002cm solid #000000" fo:border-top="none" fo:border-bottom="0.002cm solid #000000"/>
    </style:style>
    <style:style style:name="Taulukko9" style:family="table">
      <style:table-properties style:width="7.276cm" fo:margin-left="2.51cm" fo:margin-right="4.711cm" table:align="margins" style:writing-mode="lr-tb"/>
    </style:style>
    <style:style style:name="Taulukko9.A" style:family="table-column">
      <style:table-column-properties style:column-width="0.926cm" style:rel-column-width="8340*"/>
    </style:style>
    <style:style style:name="Taulukko9.B" style:family="table-column">
      <style:table-column-properties style:column-width="4.128cm" style:rel-column-width="37176*"/>
    </style:style>
    <style:style style:name="Taulukko9.C" style:family="table-column">
      <style:table-column-properties style:column-width="2.223cm" style:rel-column-width="20019*"/>
    </style:style>
    <style:style style:name="Taulukko9.A1" style:family="table-cell">
      <style:table-cell-properties fo:padding="0.097cm" fo:border-left="0.002cm solid #000000" fo:border-right="none" fo:border-top="0.002cm solid #000000" fo:border-bottom="0.002cm solid #000000"/>
    </style:style>
    <style:style style:name="Taulukko9.C1" style:family="table-cell">
      <style:table-cell-properties fo:padding="0.097cm" fo:border="0.002cm solid #000000"/>
    </style:style>
    <style:style style:name="Taulukko9.A2" style:family="table-cell">
      <style:table-cell-properties fo:padding="0.097cm" fo:border-left="0.002cm solid #000000" fo:border-right="none" fo:border-top="none" fo:border-bottom="0.002cm solid #000000"/>
    </style:style>
    <style:style style:name="Taulukko9.C2" style:family="table-cell">
      <style:table-cell-properties fo:padding="0.097cm" fo:border-left="0.002cm solid #000000" fo:border-right="0.002cm solid #000000" fo:border-top="none" fo:border-bottom="0.002cm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indent="0cm" style:auto-text-indent="false"/>
      <style:text-properties fo:font-size="6pt" fo:font-weight="bold" style:font-size-asian="6pt" style:font-weight-asian="bold" style:font-size-complex="6pt" style:font-weight-complex="bold"/>
    </style:style>
    <style:style style:name="P9"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10" style:family="paragraph" style:parent-style-name="Sisennetty_20_teksti">
      <style:paragraph-properties fo:margin-left="0cm" fo:margin-right="0cm" fo:text-indent="0cm" style:auto-text-indent="false"/>
    </style:style>
    <style:style style:name="P11"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2" style:family="paragraph" style:parent-style-name="Text_20_body">
      <style:paragraph-properties fo:margin-left="0cm" fo:margin-right="0cm" fo:margin-top="0cm" fo:margin-bottom="0cm" fo:text-indent="0cm" style:auto-text-indent="false" style:snap-to-layout-grid="fals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text-align="start"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text-properties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22"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8" style:family="paragraph" style:parent-style-name="Table">
      <style:paragraph-properties fo:keep-with-next="always"/>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1">
      <style:paragraph-properties fo:margin-left="2.963cm" fo:margin-right="0cm" fo:text-indent="-0.635cm" style:auto-text-indent="false">
        <style:tab-stops/>
      </style:paragraph-properties>
    </style:style>
    <style:style style:name="P34" style:family="paragraph" style:parent-style-name="Text_20_body">
      <style:paragraph-properties fo:margin-left="0cm" fo:margin-right="0cm" fo:text-indent="0cm" style:auto-text-indent="false" style:snap-to-layout-grid="false"/>
      <style:text-properties fo:language="fi" fo:country="FI"/>
    </style:style>
    <style:style style:name="P35"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36" style:family="paragraph" style:parent-style-name="Table_20_Contents" style:list-style-name="L4">
      <style:paragraph-properties fo:text-align="start" style:justify-single-word="false"/>
    </style:style>
    <style:style style:name="P37" style:family="paragraph" style:parent-style-name="Table_20_Contents">
      <style:text-properties fo:font-size="10pt" style:font-size-asian="10pt" style:font-size-complex="10pt"/>
    </style:style>
    <style:style style:name="P38" style:family="paragraph" style:parent-style-name="Table_20_Contents">
      <style:paragraph-properties fo:text-align="start" style:justify-single-word="false"/>
      <style:text-properties fo:font-size="10pt" style:font-size-asian="10pt" style:font-size-complex="10pt"/>
    </style:style>
    <style:style style:name="P39" style:family="paragraph" style:parent-style-name="Table_20_Contents">
      <style:text-properties fo:font-size="10pt" fo:font-weight="bold" style:font-size-asian="10pt" style:font-weight-asian="bold" style:font-size-complex="10pt" style:font-weight-complex="bold"/>
    </style:style>
    <style:style style:name="P40" style:family="paragraph" style:parent-style-name="Heading_20_1">
      <style:paragraph-properties fo:break-before="page"/>
    </style:style>
    <style:style style:name="P41"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42" style:family="paragraph" style:parent-style-name="Otsikko_20__28_numeroimaton_29_" style:master-page-name="First_20_Page">
      <style:paragraph-properties style:page-number="auto"/>
      <style:text-properties fo:language="fi" fo:country="FI"/>
    </style:style>
    <style:style style:name="P4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44" style:family="paragraph" style:parent-style-name="Table">
      <style:paragraph-properties fo:keep-with-next="always"/>
    </style:style>
    <style:style style:name="P45"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8134286457235164970" text:style-name="WW8StyleNum">
        <text:list-header>
          <text:p text:style-name="P42"/>
        </text:list-header>
      </text:list>
      <text:p text:style-name="P2"/>
      <text:p text:style-name="P2"/>
      <text:p text:style-name="P2"/>
      <text:p text:style-name="P2"/>
      <text:p text:style-name="P2"/>
      <text:p text:style-name="P2"/>
      <text:list xml:id="list40512951"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9</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1">TUT</text:p>
          </table:table-cell>
          <table:table-cell table:style-name="Taulukko1.A1" office:value-type="string">
            <text:p text:style-name="P11">Department of Computer Systems</text:p>
          </table:table-cell>
          <table:table-cell table:style-name="Taulukko1.C1" office:value-type="string">
            <text:p text:style-name="P11">TKT-2527 Project Work</text:p>
          </table:table-cell>
        </table:table-row>
        <table:table-row>
          <table:table-cell table:style-name="Taulukko1.A2" table:number-columns-spanned="3" office:value-type="string">
            <text:p text:style-name="P11">Author: Joni-Matti Määttä</text:p>
          </table:table-cell>
          <table:covered-table-cell/>
          <table:covered-table-cell/>
        </table:table-row>
        <table:table-row>
          <table:table-cell table:style-name="Taulukko1.A3" table:number-columns-spanned="3" office:value-type="string">
            <text:p text:style-name="P11">Joni-Matti Määttä, joni-matti.maatta@tut.fi</text:p>
          </table:table-cell>
          <table:covered-table-cell/>
          <table:covered-table-cell/>
        </table:table-row>
        <table:table-row>
          <table:table-cell table:style-name="Taulukko1.A4" table:number-columns-spanned="3" office:value-type="string">
            <text:p text:style-name="P11">Mikko Honkonen, mikko.honkonen@tut.fi</text:p>
          </table:table-cell>
          <table:covered-table-cell/>
          <table:covered-table-cell/>
        </table:table-row>
        <table:table-row>
          <table:table-cell table:style-name="Taulukko1.A4" table:number-columns-spanned="3" office:value-type="string">
            <text:p text:style-name="P11">Tommi Korhonen, tommi.korhonen@tut.fi</text:p>
          </table:table-cell>
          <table:covered-table-cell/>
          <table:covered-table-cell/>
        </table:table-row>
        <table:table-row>
          <table:table-cell table:style-name="Taulukko1.A6" table:number-columns-spanned="3" office:value-type="string">
            <text:p text:style-name="P11"/>
          </table:table-cell>
          <table:covered-table-cell/>
          <table:covered-table-cell/>
        </table:table-row>
        <table:table-row>
          <table:table-cell table:style-name="Taulukko1.A7" table:number-columns-spanned="2" office:value-type="string">
            <text:p text:style-name="P11">Document State: Work-in-progress</text:p>
          </table:table-cell>
          <table:covered-table-cell/>
          <table:table-cell table:style-name="Taulukko1.A2" office:value-type="string">
            <text:p text:style-name="P12"><text:span text:style-name="T1">Modified: </text:span><text:span text:style-name="T1"><text:modification-date style:data-style-name="N84">2012-11-13</text:modification-date></text:span></text:p>
          </table:table-cell>
        </table:table-row>
      </table:table>
      <text:list xml:id="list40512414"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3">Version</text:p>
          </table:table-cell>
          <table:table-cell table:style-name="Taulukko2.A1" office:value-type="string">
            <text:p text:style-name="P6">Date</text:p>
          </table:table-cell>
          <table:table-cell table:style-name="Taulukko2.A1" office:value-type="string">
            <text:p text:style-name="P6">Author(s)</text:p>
          </table:table-cell>
          <table:table-cell table:style-name="Taulukko2.A1" office:value-type="string">
            <text:p text:style-name="P6">Summary of Changes</text:p>
          </table:table-cell>
        </table:table-row>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3">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3">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ext:soft-page-break/>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
      <text:list xml:id="list40517766"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40511039"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41">1. <text:s text:c="2"/>Introduction<text:tab/>7</text:p>
          <text:p text:style-name="P43">1.1 <text:s text:c="2"/>Overview<text:tab/>7</text:p>
          <text:p text:style-name="P43">1.2 <text:s text:c="2"/>Target and Scope of the Document<text:tab/>7</text:p>
          <text:p text:style-name="P43">1.3 <text:s text:c="2"/>Structure of the Document<text:tab/>7</text:p>
          <text:p text:style-name="P41">2. <text:s text:c="2"/>Project Background Description<text:tab/>9</text:p>
          <text:p text:style-name="P43">2.1 <text:s text:c="2"/>Overview<text:tab/>9</text:p>
          <text:p text:style-name="P43">2.2 <text:s text:c="2"/>Purpose of the Project<text:tab/>9</text:p>
          <text:p text:style-name="P43">2.3 <text:s text:c="2"/>Technological Background<text:tab/>9</text:p>
          <text:p text:style-name="P41">3. <text:s text:c="2"/>Project Organization<text:tab/>10</text:p>
          <text:p text:style-name="P43">3.1 <text:s text:c="2"/>Project Members<text:tab/>10</text:p>
          <text:p text:style-name="P43">3.2 <text:s text:c="2"/>Client<text:tab/>10</text:p>
          <text:p text:style-name="P43">3.3 <text:s text:c="2"/>Other Interest Groups<text:tab/>10</text:p>
          <text:p text:style-name="P41">4. <text:s text:c="2"/>Project Objectives<text:tab/>11</text:p>
          <text:p text:style-name="P43">4.1 <text:s text:c="2"/>Definition of Objectives<text:tab/>11</text:p>
          <text:p text:style-name="P45">4.1.1 <text:s text:c="2"/>The Objectives of Different Interest Groups<text:tab/>11</text:p>
          <text:p text:style-name="P45">4.1.2 <text:s text:c="2"/>Technical Objectives<text:tab/>11</text:p>
          <text:p text:style-name="P43">4.2 <text:s text:c="2"/>Deliverables<text:tab/>11</text:p>
          <text:p text:style-name="P45">4.2.1 <text:s text:c="2"/>Reports and Documentation<text:tab/>12</text:p>
          <text:p text:style-name="P45">4.2.2 <text:s text:c="2"/>Qt Implementation of the Tool (C1)<text:tab/>13</text:p>
          <text:p text:style-name="P45">4.2.3 <text:s text:c="2"/>Presentations<text:tab/>13</text:p>
          <text:p text:style-name="P41">5. <text:s text:c="2"/>Project Resources<text:tab/>14</text:p>
          <text:p text:style-name="P43">5.1 <text:s text:c="2"/>Overview<text:tab/>14</text:p>
          <text:p text:style-name="P43">5.2 <text:s text:c="2"/>Tools and Environment<text:tab/>14</text:p>
          <text:p text:style-name="P41">6. <text:s text:c="2"/>Implementation<text:tab/>16</text:p>
          <text:p text:style-name="P43">6.1 <text:s text:c="2"/>Overview<text:tab/>16</text:p>
          <text:p text:style-name="P43">6.2 <text:s text:c="2"/>Task Definitions<text:tab/>16</text:p>
          <text:p text:style-name="P45">6.2.1 <text:s text:c="2"/>T1, Functional specification<text:tab/>16</text:p>
          <text:p text:style-name="P45">6.2.2 <text:s text:c="2"/>T2, Technical specification<text:tab/>17</text:p>
          <text:p text:style-name="P45">6.2.3 <text:s text:c="2"/>T3, Algorithm implementation<text:tab/>17</text:p>
          <text:p text:style-name="P45">6.2.4 <text:s text:c="2"/>T4, UI implementation<text:tab/>17</text:p>
          <text:p text:style-name="P45">6.2.5 <text:s text:c="2"/>T5, General implementation<text:tab/>18</text:p>
          <text:p text:style-name="P45">6.2.6 <text:s text:c="2"/>T6, Testing<text:tab/>18</text:p>
          <text:p text:style-name="P45"><text:soft-page-break/>6.2.7 <text:s text:c="2"/>T7, Reporting<text:tab/>18</text:p>
          <text:p text:style-name="P43">6.3 <text:s text:c="2"/>Resource Allocations to Tasks<text:tab/>19</text:p>
          <text:p text:style-name="P43">6.4 <text:s text:c="2"/>Schedule for Each Task<text:tab/>19</text:p>
          <text:p text:style-name="P41">7. <text:s text:c="2"/>Budget<text:tab/>22</text:p>
          <text:p text:style-name="P43">7.1 <text:s text:c="2"/>Overview<text:tab/>22</text:p>
          <text:p text:style-name="P43">7.2 <text:s text:c="2"/>Cost Allocation<text:tab/>22</text:p>
          <text:p text:style-name="P43">7.3 <text:s text:c="2"/>Funding<text:tab/>22</text:p>
          <text:p text:style-name="P41">8. <text:s text:c="2"/>Project Management<text:tab/>23</text:p>
          <text:p text:style-name="P43">8.1 <text:s text:c="2"/>Overview<text:tab/>23</text:p>
          <text:p text:style-name="P43">8.2 <text:s text:c="2"/>Project Group Meeting Plan<text:tab/>23</text:p>
          <text:p text:style-name="P43">8.3 <text:s text:c="2"/>Meeting Plan with the Client<text:tab/>23</text:p>
          <text:p text:style-name="P43">8.4 <text:s text:c="2"/>Meeting Plan with the Project Staff<text:tab/>23</text:p>
          <text:p text:style-name="P43">8.5 <text:s text:c="2"/>Risks Analysis<text:tab/>23</text:p>
          <text:p text:style-name="P45">8.5.1 <text:s text:c="2"/>Potential Risks<text:tab/>24</text:p>
          <text:p text:style-name="P43">8.6 <text:s text:c="2"/>Acceptance of Results<text:tab/>25</text:p>
          <text:p text:style-name="P45">8.6.1 <text:s text:c="2"/>When Will the Project End<text:tab/>25</text:p>
          <text:p text:style-name="P45">8.6.2 <text:s text:c="2"/>Who Will Accept the Results<text:tab/>25</text:p>
          <text:p text:style-name="P45">8.6.3 <text:s text:c="2"/>Acceptance of Changes in Project Objectives<text:tab/>25</text:p>
          <text:p text:style-name="P45">8.6.4 <text:s text:c="2"/>Acceptance of Changes in the Project Group<text:tab/>25</text:p>
          <text:p text:style-name="P45">8.6.5 <text:s text:c="2"/>Expected Credit Units<text:tab/>25</text:p>
          <text:p text:style-name="P41">9. <text:s text:c="2"/>References<text:tab/>26</text:p>
          <text:p text:style-name="P41">10. <text:s text:c="2"/>Appendices<text:tab/>27</text:p>
          <text:p text:style-name="P43">10.1 <text:s text:c="2"/>Minutes of the Meetings with the Client<text:tab/>27</text:p>
          <text:p text:style-name="P43">10.2 <text:s text:c="2"/>Minutes of the Internal Meetings of the Project Group<text:tab/>27</text:p>
          <text:p text:style-name="P43">10.3 <text:s text:c="2"/>Functional and Technical Specifications, if Relevant<text:tab/>27</text:p>
          <text:p text:style-name="P43">10.4 <text:s text:c="2"/>Other<text:tab/>27</text:p>
        </text:index-body>
      </text:table-of-content>
      <text:p text:style-name="P3"/>
      <text:p text:style-name="P2"/>
      <text:p text:style-name="Text_20_body"><text:tab/></text:p>
      <text:h text:style-name="P40"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2147590173290169566" text:style-name="L1">
        <text:list-item>
          <text:p text:style-name="P33">Introduction. This chapter, acts as an introduction to the document.</text:p>
        </text:list-item>
        <text:list-item>
          <text:p text:style-name="P33">Project background description. Describes the purpose of the project and its technical background.</text:p>
        </text:list-item>
        <text:list-item>
          <text:p text:style-name="P33">Project organization. Information about the project team, client and other interest groups of the project.</text:p>
        </text:list-item>
        <text:list-item>
          <text:p text:style-name="P33">Project objectives. Describes the various objectives that are to be achieved during the project.</text:p>
        </text:list-item>
        <text:list-item>
          <text:p text:style-name="P33">Project resources. The tools and environments used during the project, as well as any other resources needed for the project.</text:p>
        </text:list-item>
        <text:list-item>
          <text:p text:style-name="P33"><text:soft-page-break/>Implementation. Here the project is divided into tasks, the tasks are scheduled and they are assigned to the project team members.</text:p>
        </text:list-item>
        <text:list-item>
          <text:p text:style-name="P33">Budget. The project budget is described in this chapter.</text:p>
        </text:list-item>
        <text:list-item>
          <text:p text:style-name="P33">Project management. Description about how the project is managed and controlled.</text:p>
        </text:list-item>
        <text:list-item>
          <text:p text:style-name="P33">References.</text:p>
        </text:list-item>
        <text:list-item>
          <text:p text:style-name="P33">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a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5984524108312053029" text:style-name="L2">
        <text:list-item>
          <text:p text:style-name="P29">To finish a whole software development project in schedule (required)</text:p>
        </text:list-item>
        <text:list-item>
          <text:p text:style-name="P29">To have a working product integrated into Kactus2 (requested)</text:p>
        </text:list-item>
        <text:list-item>
          <text:p text:style-name="P29">Learn about project management and scheduling (requested)</text:p>
        </text:list-item>
      </text:list>
      <text:p text:style-name="Text_20_body">The objectives of the client are:</text:p>
      <text:list xml:id="list5128182034690864819" text:style-name="L3">
        <text:list-item>
          <text:p text:style-name="P30">The dependency analysis tool should have at least as good usability as Kactus2 itself (requested)</text:p>
        </text:list-item>
        <text:list-item>
          <text:p text:style-name="P30">The tool should improve the user experience and offer features that truly make the use easier (requested)</text:p>
        </text:list-item>
        <text:list-item>
          <text:p text:style-name="P30">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8"><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7">ID</text:p>
            </table:table-cell>
            <table:table-cell table:style-name="Table1.A1" office:value-type="string">
              <text:p text:style-name="P17">Deliverable Name</text:p>
            </table:table-cell>
            <table:table-cell table:style-name="Table1.A1" office:value-type="string">
              <text:p text:style-name="P17">Type</text:p>
            </table:table-cell>
            <table:table-cell table:style-name="Table1.A1" office:value-type="string">
              <text:p text:style-name="P17">Delivery Week</text:p>
            </table:table-cell>
            <table:table-cell table:style-name="Table1.E1" office:value-type="string">
              <text:p text:style-name="P17">Recipients</text:p>
            </table:table-cell>
          </table:table-row>
        </table:table-header-rows>
        <table:table-row table:style-name="Table1.1">
          <table:table-cell table:style-name="Table1.A2" office:value-type="string">
            <text:p text:style-name="P14">D1</text:p>
          </table:table-cell>
          <table:table-cell table:style-name="Table1.A2" office:value-type="string">
            <text:p text:style-name="P14">Functional specification</text:p>
          </table:table-cell>
          <table:table-cell table:style-name="Table1.A2" office:value-type="string">
            <text:p text:style-name="P14">Document</text:p>
          </table:table-cell>
          <table:table-cell table:style-name="Table1.A2" office:value-type="string">
            <text:p text:style-name="P14">2012 Wk XX</text:p>
          </table:table-cell>
          <table:table-cell table:style-name="Table1.E2" office:value-type="string">
            <text:p text:style-name="P14">Client, assistant</text:p>
          </table:table-cell>
        </table:table-row>
        <table:table-row table:style-name="Table1.1">
          <table:table-cell table:style-name="Table1.A2" office:value-type="string">
            <text:p text:style-name="P14">D2</text:p>
          </table:table-cell>
          <table:table-cell table:style-name="Table1.A2" office:value-type="string">
            <text:p text:style-name="P14">Technical specification</text:p>
          </table:table-cell>
          <table:table-cell table:style-name="Table1.A2" office:value-type="string">
            <text:p text:style-name="P14">Document</text:p>
          </table:table-cell>
          <table:table-cell table:style-name="Table1.A2" office:value-type="string">
            <text:p text:style-name="P14">2012 Wk XX</text:p>
          </table:table-cell>
          <table:table-cell table:style-name="Table1.E2" office:value-type="string">
            <text:p text:style-name="P14">Client, assistant</text:p>
          </table:table-cell>
        </table:table-row>
        <table:table-row table:style-name="Table1.1">
          <table:table-cell table:style-name="Table1.A2" office:value-type="string">
            <text:p text:style-name="P14">C1</text:p>
          </table:table-cell>
          <table:table-cell table:style-name="Table1.A2" office:value-type="string">
            <text:p text:style-name="P15">Qt implementation of the tool</text:p>
          </table:table-cell>
          <table:table-cell table:style-name="Table1.A2" office:value-type="string">
            <text:p text:style-name="P14">Codes</text:p>
          </table:table-cell>
          <table:table-cell table:style-name="Table1.A2" office:value-type="string">
            <text:p text:style-name="P14">2013 Wk XX</text:p>
          </table:table-cell>
          <table:table-cell table:style-name="Table1.E2" office:value-type="string">
            <text:p text:style-name="P14">Client</text:p>
          </table:table-cell>
        </table:table-row>
        <table:table-row table:style-name="Table1.1">
          <table:table-cell table:style-name="Table1.A2" office:value-type="string">
            <text:p text:style-name="P14">FR</text:p>
          </table:table-cell>
          <table:table-cell table:style-name="Table1.A2" office:value-type="string">
            <text:p text:style-name="P14">Final report</text:p>
          </table:table-cell>
          <table:table-cell table:style-name="Table1.A2" office:value-type="string">
            <text:p text:style-name="P14">Document</text:p>
          </table:table-cell>
          <table:table-cell table:style-name="Table1.A2" office:value-type="string">
            <text:p text:style-name="P14">2013 Wk XX</text:p>
          </table:table-cell>
          <table:table-cell table:style-name="Table1.E2" office:value-type="string">
            <text:p text:style-name="P14">Client, assistant</text:p>
          </table:table-cell>
        </table:table-row>
        <text:soft-page-break/>
        <table:table-row table:style-name="Table1.1">
          <table:table-cell table:style-name="Table1.A2" office:value-type="string">
            <text:p text:style-name="P14">M1</text:p>
            <text:p text:style-name="P14">M2</text:p>
            <text:p text:style-name="P14">M3</text:p>
          </table:table-cell>
          <table:table-cell table:style-name="Table1.A2" office:value-type="string">
            <text:p text:style-name="P14">Monthly status reports 2012 (Oct, Nov, Dec)</text:p>
          </table:table-cell>
          <table:table-cell table:style-name="Table1.A2" office:value-type="string">
            <text:p text:style-name="P14">Document</text:p>
          </table:table-cell>
          <table:table-cell table:style-name="Table1.A2" office:value-type="string">
            <text:p text:style-name="P14">2012 Wk 45</text:p>
            <text:p text:style-name="P14">2012 Wk 49</text:p>
            <text:p text:style-name="P14">2013 Wk 2</text:p>
          </table:table-cell>
          <table:table-cell table:style-name="Table1.E2" office:value-type="string">
            <text:p text:style-name="P14">Assistant</text:p>
          </table:table-cell>
        </table:table-row>
        <table:table-row table:style-name="Table1.1">
          <table:table-cell table:style-name="Table1.A2" office:value-type="string">
            <text:p text:style-name="P14">M4</text:p>
            <text:p text:style-name="P14">M5</text:p>
            <text:p text:style-name="P14">M6</text:p>
          </table:table-cell>
          <table:table-cell table:style-name="Table1.A2" office:value-type="string">
            <text:p text:style-name="P14">Monthly status reports 2013 (Jan, Feb, Mar)</text:p>
          </table:table-cell>
          <table:table-cell table:style-name="Table1.A2" office:value-type="string">
            <text:p text:style-name="P14"/>
          </table:table-cell>
          <table:table-cell table:style-name="Table1.A2" office:value-type="string">
            <text:p text:style-name="P14">2013 Wk 6</text:p>
            <text:p text:style-name="P14">2013 Wk 10</text:p>
            <text:p text:style-name="P14">2013 Wk 14</text:p>
          </table:table-cell>
          <table:table-cell table:style-name="Table1.E2" office:value-type="string">
            <text:p text:style-name="P14">Assistant</text:p>
          </table:table-cell>
        </table:table-row>
        <table:table-row table:style-name="Table1.1">
          <table:table-cell table:style-name="Table1.A2" office:value-type="string">
            <text:p text:style-name="P14">P1</text:p>
          </table:table-cell>
          <table:table-cell table:style-name="Table1.A2" office:value-type="string">
            <text:p text:style-name="P14">Project plan presentation</text:p>
          </table:table-cell>
          <table:table-cell table:style-name="Table1.A2" office:value-type="string">
            <text:p text:style-name="P14">Presentation</text:p>
          </table:table-cell>
          <table:table-cell table:style-name="Table1.A2" office:value-type="string">
            <text:p text:style-name="P14">2012 Wk XX </text:p>
          </table:table-cell>
          <table:table-cell table:style-name="Table1.E2" office:value-type="string">
            <text:p text:style-name="P14">Seminar</text:p>
          </table:table-cell>
        </table:table-row>
        <table:table-row table:style-name="Table1.1">
          <table:table-cell table:style-name="Table1.A2" office:value-type="string">
            <text:p text:style-name="P14">P2</text:p>
          </table:table-cell>
          <table:table-cell table:style-name="Table1.A2" office:value-type="string">
            <text:p text:style-name="P15">Final report presentation and live demonstration</text:p>
          </table:table-cell>
          <table:table-cell table:style-name="Table1.A2" office:value-type="string">
            <text:p text:style-name="P15">Presentation + demo</text:p>
          </table:table-cell>
          <table:table-cell table:style-name="Table1.A2" office:value-type="string">
            <text:p text:style-name="P14">2013 Wk XX</text:p>
          </table:table-cell>
          <table:table-cell table:style-name="Table1.E2" office:value-type="string">
            <text:p text:style-name="P14">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oft-page-break/><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8"><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3">Software</text:p>
          </table:table-cell>
          <table:table-cell table:style-name="Table3.B1" office:value-type="string">
            <text:p text:style-name="P23">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5">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h text:style-name="Heading_20_2" text:outline-level="2"><draw:frame draw:style-name="fr1" draw:name="Frame1" text:anchor-type="paragraph" svg:x="-1.439cm" svg:y="0.15cm" svg:width="15.746cm" draw:z-index="0"><draw:text-box fo:min-height="15.436cm"><text:p text:style-name="Table"><draw:frame draw:style-name="fr2" draw:name="Object1" text:anchor-type="paragraph" svg:x="0.004cm" svg:y="0.002cm" svg:width="15.796cm" style:rel-width="108%" svg:height="13.605cm" style:rel-height="scale" draw:z-index="1"><draw:object xlink:href="./Object 1" xlink:type="simple" xlink:show="embed" xlink:actuate="onLoad"/><draw:image xlink:href="./ObjectReplacements/Object 1" xlink:type="simple" xlink:show="embed" xlink:actuate="onLoad"/></draw:frame>Table <text:sequence text:ref-name="refTable2" text:name="Table" text:formula="ooow:Table+1" style:num-format="1">6.1</text:sequence>: Task summary.</text:p></draw:text-box></draw:frame> <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oft-page-break/><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text:tab/>T4.2, Dependency graph visualization</text:h>
      <text:p text:style-name="Text_20_body">Presenting the dependency data of the related files to the user in useful and easily understandable manner on the created widget.</text:p>
      <text:h text:style-name="Heading_20_4" text:outline-level="4"><text:soft-page-break/><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text:tab/>T7.1 Group meetings</text:h>
      <text:p text:style-name="Text_20_body">The weekly meetings held by the project group.</text:p>
      <text:h text:style-name="Heading_20_4" text:outline-level="4"><text:soft-page-break/><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Heading_20_2" text:outline-level="2"><text:s/><text:tab/>Resource Allocations to Tasks</text:h>
      <text:p text:style-name="Text_20_body">Table <text:sequence-ref text:reference-format="value" text:ref-name="refTable3">6.2</text:sequence-ref> lists the responsibilities of each project group member.</text:p>
      <text:p text:style-name="P28"><text:span text:style-name="T4">Table </text:span><text:span text:style-name="T4"><text:sequence text:ref-name="refTable3" text:name="Table" text:formula="ooow:Table+1" style:num-format="1">6.2</text:sequence></text:span><text:span text:style-name="T4">:</text:span> Responsibilities.</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0">Person</text:p>
          </table:table-cell>
          <table:table-cell table:style-name="Taulukko7.B1" table:number-rows-spanned="2" office:value-type="string">
            <text:p text:style-name="P9">Joni-Matti Määttä</text:p>
          </table:table-cell>
          <table:table-cell table:style-name="Taulukko7.B1" table:number-rows-spanned="2" office:value-type="string">
            <text:p text:style-name="P16">Mikko Honkonen</text:p>
          </table:table-cell>
          <table:table-cell table:style-name="Taulukko7.B1" table:number-rows-spanned="2" office:value-type="string">
            <text:p text:style-name="P16">Tommi Korhonen</text:p>
          </table:table-cell>
          <table:table-cell table:style-name="Taulukko7.E1" table:number-rows-spanned="2" office:value-type="string">
            <text:p text:style-name="P16">Client</text:p>
          </table:table-cell>
        </table:table-row>
        <table:table-row table:style-name="Taulukko7.1">
          <table:table-cell table:style-name="Taulukko7.A2" office:value-type="string">
            <text:p text:style-name="P19">Phase</text:p>
          </table:table-cell>
          <table:covered-table-cell/>
          <table:covered-table-cell/>
          <table:covered-table-cell/>
          <table:covered-table-cell/>
        </table:table-row>
        <table:table-row table:style-name="Taulukko7.3">
          <table:table-cell table:style-name="Taulukko7.E1" office:value-type="string">
            <text:p text:style-name="P14">Project Pla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I</text:p>
          </table:table-cell>
        </table:table-row>
        <table:table-row table:style-name="Taulukko7.3">
          <table:table-cell table:style-name="Taulukko7.B3" office:value-type="string">
            <text:p text:style-name="P14">Functional specification</text:p>
          </table:table-cell>
          <table:table-cell table:style-name="Taulukko7.B3" office:value-type="string">
            <text:p text:style-name="P16">P</text:p>
          </table:table-cell>
          <table:table-cell table:style-name="Taulukko7.B3" office:value-type="string">
            <text:p text:style-name="P16">P</text:p>
          </table:table-cell>
          <table:table-cell table:style-name="Taulukko7.B3" office:value-type="string">
            <text:p text:style-name="P16">A</text:p>
          </table:table-cell>
          <table:table-cell table:style-name="Taulukko7.A2" office:value-type="string">
            <text:p text:style-name="P16">P</text:p>
          </table:table-cell>
        </table:table-row>
        <table:table-row table:style-name="Taulukko7.3">
          <table:table-cell table:style-name="Taulukko7.B3" office:value-type="string">
            <text:p text:style-name="P14">Technical specificatio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R</text:p>
          </table:table-cell>
        </table:table-row>
        <table:table-row table:style-name="Taulukko7.3">
          <table:table-cell table:style-name="Taulukko7.B3" office:value-type="string">
            <text:p text:style-name="P14">Implementatio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R</text:p>
          </table:table-cell>
        </table:table-row>
        <table:table-row table:style-name="Taulukko7.3">
          <table:table-cell table:style-name="Taulukko7.B3" office:value-type="string">
            <text:p text:style-name="P14">Testing</text:p>
          </table:table-cell>
          <table:table-cell table:style-name="Taulukko7.B3" office:value-type="string">
            <text:p text:style-name="P16">P</text:p>
          </table:table-cell>
          <table:table-cell table:style-name="Taulukko7.B3" office:value-type="string">
            <text:p text:style-name="P16">A</text:p>
          </table:table-cell>
          <table:table-cell table:style-name="Taulukko7.B3" office:value-type="string">
            <text:p text:style-name="P16">P</text:p>
          </table:table-cell>
          <table:table-cell table:style-name="Taulukko7.A2" office:value-type="string">
            <text:p text:style-name="P16">-</text:p>
          </table:table-cell>
        </table:table-row>
      </table:table>
      <text:p text:style-name="Text_20_body"/>
      <text:p text:style-name="Text_20_body">TODO Tommi: Explanations for the characters.</text:p>
      <text:h text:style-name="Heading_20_2" text:outline-level="2"><text:s/><text:tab/>Schedule for Each Task</text:h>
      <text:p text:style-name="Text_20_body">Table X.X shows the schedule for 2012. The used abbreviations are listed in Table X.X.</text:p>
      <text:p text:style-name="Text_20_body"/>
      <table:table table:name="Taulukko3" table:style-name="Taulukko3">
        <table:table-column table:style-name="Taulukko3.A"/>
        <table:table-column table:style-name="Taulukko3.B"/>
        <table:table-column table:style-name="Taulukko3.C"/>
        <table:table-column table:style-name="Taulukko3.D"/>
        <table:table-column table:style-name="Taulukko3.C"/>
        <table:table-column table:style-name="Taulukko3.D"/>
        <table:table-column table:style-name="Taulukko3.C"/>
        <table:table-column table:style-name="Taulukko3.D"/>
        <table:table-column table:style-name="Taulukko3.C" table:number-columns-repeated="2"/>
        <table:table-column table:style-name="Taulukko3.D"/>
        <table:table-column table:style-name="Taulukko3.C"/>
        <table:table-column table:style-name="Taulukko3.D"/>
        <table:table-column table:style-name="Taulukko3.C"/>
        <table:table-column table:style-name="Taulukko3.D"/>
        <table:table-column table:style-name="Taulukko3.P"/>
        <text:soft-page-break/>
        <table:table-row>
          <table:table-cell table:style-name="Taulukko3.A1" table:number-rows-spanned="2" office:value-type="string">
            <text:p text:style-name="P17">ID</text:p>
          </table:table-cell>
          <table:table-cell table:style-name="Taulukko3.A1" table:number-rows-spanned="2" office:value-type="string">
            <text:p text:style-name="P17">Task name</text:p>
          </table:table-cell>
          <table:table-cell table:style-name="Taulukko3.A1" table:number-columns-spanned="5" office:value-type="string">
            <text:p text:style-name="P18">2012-10</text:p>
          </table:table-cell>
          <table:covered-table-cell/>
          <table:covered-table-cell/>
          <table:covered-table-cell/>
          <table:covered-table-cell/>
          <table:table-cell table:style-name="Taulukko3.A1" table:number-columns-spanned="4" office:value-type="string">
            <text:p text:style-name="P18">2012-11</text:p>
          </table:table-cell>
          <table:covered-table-cell/>
          <table:covered-table-cell/>
          <table:covered-table-cell/>
          <table:table-cell table:style-name="Taulukko3.A1" table:number-columns-spanned="4" office:value-type="string">
            <text:p text:style-name="P18">2012-12</text:p>
          </table:table-cell>
          <table:covered-table-cell/>
          <table:covered-table-cell/>
          <table:covered-table-cell/>
          <table:table-cell table:style-name="Taulukko3.P1" table:number-rows-spanned="2" office:value-type="string">
            <text:p text:style-name="P17">Hours per task 2012</text:p>
          </table:table-cell>
        </table:table-row>
        <table:table-row table:style-name="Taulukko3.2">
          <table:covered-table-cell/>
          <table:covered-table-cell/>
          <table:table-cell table:style-name="Taulukko3.C2" office:value-type="float" office:value="40">
            <text:p text:style-name="P27">40</text:p>
          </table:table-cell>
          <table:table-cell table:style-name="Taulukko3.C2" office:value-type="float" office:value="41">
            <text:p text:style-name="P27">41</text:p>
          </table:table-cell>
          <table:table-cell table:style-name="Taulukko3.C2" office:value-type="float" office:value="42">
            <text:p text:style-name="P27">42</text:p>
          </table:table-cell>
          <table:table-cell table:style-name="Taulukko3.C2" office:value-type="float" office:value="43">
            <text:p text:style-name="P27">43</text:p>
          </table:table-cell>
          <table:table-cell table:style-name="Taulukko3.C2" office:value-type="float" office:value="44">
            <text:p text:style-name="P27">44</text:p>
          </table:table-cell>
          <table:table-cell table:style-name="Taulukko3.C2" office:value-type="float" office:value="45">
            <text:p text:style-name="P27">45</text:p>
          </table:table-cell>
          <table:table-cell table:style-name="Taulukko3.C2" office:value-type="float" office:value="46">
            <text:p text:style-name="P27">46</text:p>
          </table:table-cell>
          <table:table-cell table:style-name="Taulukko3.C2" office:value-type="float" office:value="47">
            <text:p text:style-name="P27">47</text:p>
          </table:table-cell>
          <table:table-cell table:style-name="Taulukko3.C2" office:value-type="float" office:value="48">
            <text:p text:style-name="P27">48</text:p>
          </table:table-cell>
          <table:table-cell table:style-name="Taulukko3.C2" office:value-type="float" office:value="49">
            <text:p text:style-name="P27">49</text:p>
          </table:table-cell>
          <table:table-cell table:style-name="Taulukko3.C2" office:value-type="float" office:value="50">
            <text:p text:style-name="P27">50</text:p>
          </table:table-cell>
          <table:table-cell table:style-name="Taulukko3.C2" office:value-type="float" office:value="51">
            <text:p text:style-name="P27">51</text:p>
          </table:table-cell>
          <table:table-cell table:style-name="Taulukko3.C2" office:value-type="float" office:value="52">
            <text:p text:style-name="P27">52</text:p>
          </table:table-cell>
          <table:covered-table-cell/>
        </table:table-row>
        <table:table-row table:style-name="Taulukko3.3">
          <table:table-cell table:style-name="Taulukko3.A3" office:value-type="string">
            <text:p text:style-name="P16">T1</text:p>
          </table:table-cell>
          <table:table-cell table:style-name="Taulukko3.A3" office:value-type="string">
            <text:p text:style-name="P14">Functional specification</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T2</text:p>
          </table:table-cell>
          <table:table-cell table:style-name="Taulukko3.A3" office:value-type="string">
            <text:p text:style-name="P14">Technical specification</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T3</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T4</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T5</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
          </table:table-cell>
          <table:table-cell table:style-name="Taulukko3.A3" office:value-type="string">
            <text:p text:style-name="P19">Hours per week</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
          </table:table-cell>
          <table:table-cell table:style-name="Taulukko3.A3" office:value-type="string">
            <text:p text:style-name="P22">Deliverables</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
          </table:table-cell>
          <table:table-cell table:style-name="Taulukko3.A3" office:value-type="string">
            <text:p text:style-name="P14">Meetings</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
      <text:p text:style-name="P8"/>
      <text:p text:style-name="Text_20_body">Table X.X shows the schedule for 2013.</text:p>
      <table:table table:name="Taulukko5" table:style-name="Taulukko5">
        <table:table-column table:style-name="Taulukko5.A"/>
        <table:table-column table:style-name="Taulukko5.B"/>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2"/>
        <table:table-column table:style-name="Taulukko5.T"/>
        <table:table-row>
          <table:table-cell table:style-name="Taulukko5.A1" table:number-rows-spanned="2" office:value-type="string">
            <text:p text:style-name="P17">ID</text:p>
          </table:table-cell>
          <table:table-cell table:style-name="Taulukko5.A1" table:number-rows-spanned="2" office:value-type="string">
            <text:p text:style-name="P17">Task name</text:p>
          </table:table-cell>
          <table:table-cell table:style-name="Taulukko5.A1" table:number-columns-spanned="5" office:value-type="string">
            <text:p text:style-name="P17">2013-1</text:p>
          </table:table-cell>
          <table:covered-table-cell/>
          <table:covered-table-cell/>
          <table:covered-table-cell/>
          <table:covered-table-cell/>
          <table:table-cell table:style-name="Taulukko5.A1" table:number-columns-spanned="4" office:value-type="string">
            <text:p text:style-name="P17">2013-2</text:p>
          </table:table-cell>
          <table:covered-table-cell/>
          <table:covered-table-cell/>
          <table:covered-table-cell/>
          <table:table-cell table:style-name="Taulukko5.A1" table:number-columns-spanned="4" office:value-type="string">
            <text:p text:style-name="P17">2013-3</text:p>
          </table:table-cell>
          <table:covered-table-cell/>
          <table:covered-table-cell/>
          <table:covered-table-cell/>
          <table:table-cell table:style-name="Taulukko5.A1" table:number-columns-spanned="4" office:value-type="string">
            <text:p text:style-name="P17">2013-4</text:p>
          </table:table-cell>
          <table:covered-table-cell/>
          <table:covered-table-cell/>
          <table:covered-table-cell/>
          <table:table-cell table:style-name="Taulukko5.T1" table:number-rows-spanned="2" office:value-type="string">
            <text:p text:style-name="P17">Hours per task 2013</text:p>
          </table:table-cell>
        </table:table-row>
        <table:table-row table:style-name="Taulukko5.2">
          <table:covered-table-cell/>
          <table:covered-table-cell/>
          <table:table-cell table:style-name="Taulukko5.C2" office:value-type="float" office:value="1">
            <text:p text:style-name="P27">1</text:p>
          </table:table-cell>
          <table:table-cell table:style-name="Taulukko5.C2" office:value-type="float" office:value="2">
            <text:p text:style-name="P27">2</text:p>
          </table:table-cell>
          <table:table-cell table:style-name="Taulukko5.C2" office:value-type="float" office:value="3">
            <text:p text:style-name="P27">3</text:p>
          </table:table-cell>
          <table:table-cell table:style-name="Taulukko5.C2" office:value-type="float" office:value="4">
            <text:p text:style-name="P27">4</text:p>
          </table:table-cell>
          <table:table-cell table:style-name="Taulukko5.C2" office:value-type="float" office:value="5">
            <text:p text:style-name="P27">5</text:p>
          </table:table-cell>
          <table:table-cell table:style-name="Taulukko5.C2" office:value-type="float" office:value="6">
            <text:p text:style-name="P27">6</text:p>
          </table:table-cell>
          <table:table-cell table:style-name="Taulukko5.C2" office:value-type="float" office:value="7">
            <text:p text:style-name="P27">7</text:p>
          </table:table-cell>
          <table:table-cell table:style-name="Taulukko5.C2" office:value-type="float" office:value="8">
            <text:p text:style-name="P27">8</text:p>
          </table:table-cell>
          <table:table-cell table:style-name="Taulukko5.C2" office:value-type="float" office:value="9">
            <text:p text:style-name="P27">9</text:p>
          </table:table-cell>
          <table:table-cell table:style-name="Taulukko5.C2" office:value-type="float" office:value="10">
            <text:p text:style-name="P27">10</text:p>
          </table:table-cell>
          <table:table-cell table:style-name="Taulukko5.C2" office:value-type="float" office:value="11">
            <text:p text:style-name="P27">11</text:p>
          </table:table-cell>
          <table:table-cell table:style-name="Taulukko5.C2" office:value-type="float" office:value="12">
            <text:p text:style-name="P27">12</text:p>
          </table:table-cell>
          <table:table-cell table:style-name="Taulukko5.C2" office:value-type="float" office:value="13">
            <text:p text:style-name="P27">13</text:p>
          </table:table-cell>
          <table:table-cell table:style-name="Taulukko5.C2" office:value-type="float" office:value="14">
            <text:p text:style-name="P27">14</text:p>
          </table:table-cell>
          <table:table-cell table:style-name="Taulukko5.C2" office:value-type="float" office:value="15">
            <text:p text:style-name="P27">15</text:p>
          </table:table-cell>
          <table:table-cell table:style-name="Taulukko5.C2" office:value-type="float" office:value="16">
            <text:p text:style-name="P27">16</text:p>
          </table:table-cell>
          <table:table-cell table:style-name="Taulukko5.C2" office:value-type="float" office:value="17">
            <text:p text:style-name="P27">17</text:p>
          </table:table-cell>
          <table:covered-table-cell/>
        </table:table-row>
        <table:table-row table:style-name="Taulukko5.3">
          <table:table-cell table:style-name="Taulukko5.A3" office:value-type="string">
            <text:p text:style-name="P16">T1</text:p>
          </table:table-cell>
          <table:table-cell table:style-name="Taulukko5.A3" office:value-type="string">
            <text:p text:style-name="P14">Functional specification</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T2</text:p>
          </table:table-cell>
          <table:table-cell table:style-name="Taulukko5.A3" office:value-type="string">
            <text:p text:style-name="P14">Technical specification</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T3</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T4</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T5</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
          </table:table-cell>
          <table:table-cell table:style-name="Taulukko5.A3" office:value-type="string">
            <text:p text:style-name="P19">Hours per week</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
          </table:table-cell>
          <table:table-cell table:style-name="Taulukko5.A3" office:value-type="string">
            <text:p text:style-name="P22">Deliverables</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
          </table:table-cell>
          <table:table-cell table:style-name="Taulukko5.A3" office:value-type="string">
            <text:p text:style-name="P14">Meetings</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
      <text:p text:style-name="Standard"/>
      <text:p text:style-name="Text_20_body">Legend Table X.X.</text:p>
      <table:table table:name="Taulukko4" table:style-name="Taulukko4">
        <table:table-column table:style-name="Taulukko4.A"/>
        <table:table-column table:style-name="Taulukko4.B"/>
        <table:table-column table:style-name="Taulukko4.C"/>
        <table:table-column table:style-name="Taulukko4.D"/>
        <table:table-row>
          <table:table-cell table:style-name="Taulukko4.A1" table:number-columns-spanned="4" office:value-type="string">
            <text:p text:style-name="P17">LEGEND</text:p>
          </table:table-cell>
          <table:covered-table-cell/>
          <table:covered-table-cell/>
          <table:covered-table-cell/>
        </table:table-row>
        <table:table-row>
          <table:table-cell table:style-name="Taulukko4.A2" office:value-type="string">
            <text:p text:style-name="P17">ID</text:p>
          </table:table-cell>
          <table:table-cell table:style-name="Taulukko4.A2" office:value-type="string">
            <text:p text:style-name="P17">Meetings/Reviews</text:p>
          </table:table-cell>
          <table:table-cell table:style-name="Taulukko4.A2" office:value-type="string">
            <text:p text:style-name="P17">Attendance</text:p>
          </table:table-cell>
          <table:table-cell table:style-name="Taulukko4.D2" office:value-type="string">
            <text:p text:style-name="P17">Notes</text:p>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ext:soft-page-break/>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P17">ID</text:p>
          </table:table-cell>
          <table:table-cell table:style-name="Taulukko4.A2" office:value-type="string">
            <text:p text:style-name="P17">Deliverable name</text:p>
          </table:table-cell>
          <table:table-cell table:style-name="Taulukko4.A2" office:value-type="string">
            <text:p text:style-name="P17">Delivery recipients</text:p>
          </table:table-cell>
          <table:table-cell table:style-name="Taulukko4.D2" office:value-type="string">
            <text:p text:style-name="P17">Notes</text:p>
          </table:table-cell>
        </table:table-row>
        <table:table-row>
          <table:table-cell table:style-name="Taulukko4.A2" office:value-type="string">
            <text:p text:style-name="P14">D1</text:p>
          </table:table-cell>
          <table:table-cell table:style-name="Taulukko4.A2" office:value-type="string">
            <text:p text:style-name="P14">Functional specification</text:p>
          </table:table-cell>
          <table:table-cell table:style-name="Taulukko4.A2" office:value-type="string">
            <text:p text:style-name="P16">Client, assistant</text:p>
          </table:table-cell>
          <table:table-cell table:style-name="Taulukko4.D2" office:value-type="string">
            <text:p text:style-name="Table_20_Contents"/>
          </table:table-cell>
        </table:table-row>
        <table:table-row>
          <table:table-cell table:style-name="Taulukko4.A2" office:value-type="string">
            <text:p text:style-name="P14">D2</text:p>
          </table:table-cell>
          <table:table-cell table:style-name="Taulukko4.A2" office:value-type="string">
            <text:p text:style-name="P14">Technical specification</text:p>
          </table:table-cell>
          <table:table-cell table:style-name="Taulukko4.A2" office:value-type="string">
            <text:p text:style-name="P16">Client, assistant</text:p>
          </table:table-cell>
          <table:table-cell table:style-name="Taulukko4.D2" office:value-type="string">
            <text:p text:style-name="Table_20_Contents"/>
          </table:table-cell>
        </table:table-row>
        <table:table-row>
          <table:table-cell table:style-name="Taulukko4.A2" office:value-type="string">
            <text:p text:style-name="P14">C1</text:p>
          </table:table-cell>
          <table:table-cell table:style-name="Taulukko4.A2" office:value-type="string">
            <text:p text:style-name="P15">Qt implementation of the tool</text:p>
          </table:table-cell>
          <table:table-cell table:style-name="Taulukko4.A2" office:value-type="string">
            <text:p text:style-name="P16">Client</text:p>
          </table:table-cell>
          <table:table-cell table:style-name="Taulukko4.D2" office:value-type="string">
            <text:p text:style-name="Table_20_Contents"/>
          </table:table-cell>
        </table:table-row>
        <table:table-row>
          <table:table-cell table:style-name="Taulukko4.A2" office:value-type="string">
            <text:p text:style-name="P14">FR</text:p>
          </table:table-cell>
          <table:table-cell table:style-name="Taulukko4.A2" office:value-type="string">
            <text:p text:style-name="P14">Final report</text:p>
          </table:table-cell>
          <table:table-cell table:style-name="Taulukko4.A2" office:value-type="string">
            <text:p text:style-name="P16">Client, assistant</text:p>
          </table:table-cell>
          <table:table-cell table:style-name="Taulukko4.D2" office:value-type="string">
            <text:p text:style-name="Table_20_Contents"/>
          </table:table-cell>
        </table:table-row>
        <table:table-row>
          <table:table-cell table:style-name="Taulukko4.A2" office:value-type="string">
            <text:p text:style-name="P14">M1</text:p>
            <text:p text:style-name="P14">M2</text:p>
            <text:p text:style-name="P14">M3</text:p>
          </table:table-cell>
          <table:table-cell table:style-name="Taulukko4.A2" office:value-type="string">
            <text:p text:style-name="P14">Monthly status reports 2012 (Oct, Nov, Dec)</text:p>
          </table:table-cell>
          <table:table-cell table:style-name="Taulukko4.A2" office:value-type="string">
            <text:p text:style-name="P16">Assistant</text:p>
          </table:table-cell>
          <table:table-cell table:style-name="Taulukko4.D2" office:value-type="string">
            <text:p text:style-name="Table_20_Contents"/>
          </table:table-cell>
        </table:table-row>
        <table:table-row>
          <table:table-cell table:style-name="Taulukko4.A2" office:value-type="string">
            <text:p text:style-name="P14">M4</text:p>
            <text:p text:style-name="P14">M5</text:p>
            <text:p text:style-name="P14">M6</text:p>
          </table:table-cell>
          <table:table-cell table:style-name="Taulukko4.A2" office:value-type="string">
            <text:p text:style-name="P14">Monthly status reports 2013 (Jan, Feb, Mar)</text:p>
          </table:table-cell>
          <table:table-cell table:style-name="Taulukko4.A2" office:value-type="string">
            <text:p text:style-name="P16">Assistant</text:p>
          </table:table-cell>
          <table:table-cell table:style-name="Taulukko4.D2" office:value-type="string">
            <text:p text:style-name="Table_20_Contents"/>
          </table:table-cell>
        </table:table-row>
        <table:table-row>
          <table:table-cell table:style-name="Taulukko4.A2" office:value-type="string">
            <text:p text:style-name="P14">P1</text:p>
          </table:table-cell>
          <table:table-cell table:style-name="Taulukko4.A2" office:value-type="string">
            <text:p text:style-name="P14">Project plan presentation</text:p>
          </table:table-cell>
          <table:table-cell table:style-name="Taulukko4.A2" office:value-type="string">
            <text:p text:style-name="P16">Seminar</text:p>
          </table:table-cell>
          <table:table-cell table:style-name="Taulukko4.D2" office:value-type="string">
            <text:p text:style-name="Table_20_Contents"/>
          </table:table-cell>
        </table:table-row>
        <table:table-row>
          <table:table-cell table:style-name="Taulukko4.A2" office:value-type="string">
            <text:p text:style-name="P14">P2</text:p>
          </table:table-cell>
          <table:table-cell table:style-name="Taulukko4.A2" office:value-type="string">
            <text:p text:style-name="P15">Final report presentation and live demonstration</text:p>
          </table:table-cell>
          <table:table-cell table:style-name="Taulukko4.A2" office:value-type="string">
            <text:p text:style-name="P16">Seminar</text:p>
          </table:table-cell>
          <table:table-cell table:style-name="Taulukko4.D2" office:value-type="string">
            <text:p text:style-name="Table_20_Contents"/>
          </table:table-cell>
        </table:table-row>
      </table:table>
      <text:p text:style-name="Text_20_body"/>
      <text:p text:style-name="Text_20_body"/>
      <text:h text:style-name="Heading_20_1" text:outline-level="1"><text:s/><text:tab/>Budget</text:h>
      <text:p text:style-name="P10"/>
      <text:h text:style-name="Heading_20_2" text:outline-level="2"><text:s/><text:tab/>Overview</text:h>
      <text:p text:style-name="Sisennetty_20_teksti">Table X.X summarizes the costs structure.</text:p>
      <text:p text:style-name="Sisennetty_20_teksti"/>
      <table:table table:name="Taulukko8" table:style-name="Taulukko8">
        <table:table-column table:style-name="Taulukko8.A"/>
        <table:table-column table:style-name="Taulukko8.B"/>
        <table:table-column table:style-name="Taulukko8.C"/>
        <table:table-row>
          <table:table-cell table:style-name="Taulukko8.A1" office:value-type="string">
            <text:p text:style-name="P18">Cost type</text:p>
          </table:table-cell>
          <table:table-cell table:style-name="Taulukko8.A1" office:value-type="string">
            <text:p text:style-name="P18">Monthly cost</text:p>
          </table:table-cell>
          <table:table-cell table:style-name="Taulukko8.C1" office:value-type="string">
            <text:p text:style-name="P18">Total cost</text:p>
          </table:table-cell>
        </table:table-row>
        <table:table-row>
          <table:table-cell table:style-name="Taulukko8.A2" office:value-type="string">
            <text:p text:style-name="P21">Personnel salary</text:p>
          </table:table-cell>
          <table:table-cell table:style-name="Taulukko8.A2" office:value-type="string">
            <text:p text:style-name="P26"/>
          </table:table-cell>
          <table:table-cell table:style-name="Taulukko8.C2" office:value-type="string">
            <text:p text:style-name="P26"/>
          </table:table-cell>
        </table:table-row>
        <table:table-row>
          <table:table-cell table:style-name="Taulukko8.A2" office:value-type="string">
            <text:p text:style-name="P26">XX</text:p>
          </table:table-cell>
          <table:table-cell table:style-name="Taulukko8.A2" office:value-type="string">
            <text:p text:style-name="P26"/>
          </table:table-cell>
          <table:table-cell table:style-name="Taulukko8.C2" office:value-type="string">
            <text:p text:style-name="P26"/>
          </table:table-cell>
        </table:table-row>
        <table:table-row>
          <table:table-cell table:style-name="Taulukko8.A2" office:value-type="string">
            <text:p text:style-name="P16">Other costs</text:p>
          </table:table-cell>
          <table:table-cell table:style-name="Taulukko8.A2" office:value-type="string">
            <text:p text:style-name="P26"/>
          </table:table-cell>
          <table:table-cell table:style-name="Taulukko8.C2" office:value-type="string">
            <text:p text:style-name="P26"/>
          </table:table-cell>
        </table:table-row>
        <table:table-row>
          <table:table-cell table:style-name="Taulukko8.A2" office:value-type="string">
            <text:p text:style-name="P18">Total Costs</text:p>
          </table:table-cell>
          <table:table-cell table:style-name="Taulukko8.A2" office:value-type="string">
            <text:p text:style-name="P26"/>
          </table:table-cell>
          <table:table-cell table:style-name="Taulukko8.C2" office:value-type="string">
            <text:p text:style-name="P26"/>
          </table:table-cell>
        </table:table-row>
      </table:table>
      <text:p text:style-name="Sisennetty_20_teksti"/>
      <text:h text:style-name="Heading_20_2" text:outline-level="2"><text:s/><text:tab/>Cost Allocation</text:h>
      <text:p text:style-name="Text_20_body">Cost of each task is given in table X.X</text:p>
      <table:table table:name="Taulukko9" table:style-name="Taulukko9">
        <table:table-column table:style-name="Taulukko9.A"/>
        <table:table-column table:style-name="Taulukko9.B"/>
        <table:table-column table:style-name="Taulukko9.C"/>
        <table:table-row>
          <table:table-cell table:style-name="Taulukko9.A1" office:value-type="string">
            <text:p text:style-name="P17">ID</text:p>
          </table:table-cell>
          <table:table-cell table:style-name="Taulukko9.A1" office:value-type="string">
            <text:p text:style-name="P17">Task name</text:p>
          </table:table-cell>
          <table:table-cell table:style-name="Taulukko9.C1" office:value-type="string">
            <text:p text:style-name="P17">Cost of Task</text:p>
          </table:table-cell>
        </table:table-row>
        <table:table-row>
          <table:table-cell table:style-name="Taulukko9.A2" office:value-type="string">
            <text:p text:style-name="P16">T1</text:p>
          </table:table-cell>
          <table:table-cell table:style-name="Taulukko9.A2" office:value-type="string">
            <text:p text:style-name="P15">Functional specification</text:p>
          </table:table-cell>
          <table:table-cell table:style-name="Taulukko9.C2" office:value-type="string">
            <text:p text:style-name="P14"/>
          </table:table-cell>
        </table:table-row>
        <table:table-row>
          <table:table-cell table:style-name="Taulukko9.A2" office:value-type="string">
            <text:p text:style-name="P16">T2</text:p>
          </table:table-cell>
          <table:table-cell table:style-name="Taulukko9.A2" office:value-type="string">
            <text:p text:style-name="P15">Technical specification</text:p>
          </table:table-cell>
          <table:table-cell table:style-name="Taulukko9.C2" office:value-type="string">
            <text:p text:style-name="P14"/>
          </table:table-cell>
        </table:table-row>
        <table:table-row>
          <table:table-cell table:style-name="Taulukko9.A2" office:value-type="string">
            <text:p text:style-name="P16"/>
          </table:table-cell>
          <table:table-cell table:style-name="Taulukko9.A2" office:value-type="string">
            <text:p text:style-name="P15"/>
          </table:table-cell>
          <table:table-cell table:style-name="Taulukko9.C2" office:value-type="string">
            <text:p text:style-name="P14"/>
          </table:table-cell>
        </table:table-row>
        <table:table-row>
          <table:table-cell table:style-name="Taulukko9.A2" office:value-type="string">
            <text:p text:style-name="P16"/>
          </table:table-cell>
          <table:table-cell table:style-name="Taulukko9.A2" office:value-type="string">
            <text:p text:style-name="P15"/>
          </table:table-cell>
          <table:table-cell table:style-name="Taulukko9.C2" office:value-type="string">
            <text:p text:style-name="P14"/>
          </table:table-cell>
        </table:table-row>
        <table:table-row>
          <table:table-cell table:style-name="Taulukko9.A2" office:value-type="string">
            <text:p text:style-name="P16">TXX</text:p>
          </table:table-cell>
          <table:table-cell table:style-name="Taulukko9.A2" office:value-type="string">
            <text:p text:style-name="P15">Optional features implementation</text:p>
          </table:table-cell>
          <table:table-cell table:style-name="Taulukko9.C2" office:value-type="string">
            <text:p text:style-name="P14"/>
          </table:table-cell>
        </table:table-row>
        <table:table-row>
          <table:table-cell table:style-name="Taulukko9.A2" office:value-type="string">
            <text:p text:style-name="P16">TXX</text:p>
          </table:table-cell>
          <table:table-cell table:style-name="Taulukko9.A2" office:value-type="string">
            <text:p text:style-name="P15">Reporting (status, docs, final report, presentations, meetings)</text:p>
          </table:table-cell>
          <table:table-cell table:style-name="Taulukko9.C2" office:value-type="string">
            <text:p text:style-name="P14"/>
          </table:table-cell>
        </table:table-row>
        <table:table-row>
          <table:table-cell table:style-name="Taulukko9.A2" office:value-type="string">
            <text:p text:style-name="P14"/>
          </table:table-cell>
          <table:table-cell table:style-name="Taulukko9.A2" office:value-type="string">
            <text:p text:style-name="P14"/>
          </table:table-cell>
          <table:table-cell table:style-name="Taulukko9.C2" office:value-type="string">
            <text:p text:style-name="P14"/>
          </table:table-cell>
        </table:table-row>
      </table:table>
      <text:p text:style-name="P5"/>
      <text:h text:style-name="Heading_20_2" text:outline-level="2"><text:s/><text:tab/>Funding</text:h>
      <text:p text:style-name="Text_20_body">Funding for the project comes from Tampere University of Technology.</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Project Staff</text:h>
      <text:p text:style-name="Text_20_body">Three meetings will be held with the project staff. The first one is held at the project planning stage, the second one in the middle of the project and the last one when the project ends. The dates for the meetings are as follows:</text:p>
      <text:list xml:id="list4664856145242087671" text:style-name="L6">
        <text:list-item>
          <text:p text:style-name="P32">First meeting on xth Dec 2012</text:p>
        </text:list-item>
        <text:list-item>
          <text:p text:style-name="P32">Second meeting on xth Jan 2013</text:p>
        </text:list-item>
        <text:list-item>
          <text:p text:style-name="P32">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4">Strengths</text:p>
            <text:list xml:id="list7885527751204694034" text:style-name="L4">
              <text:list-item>
                <text:p text:style-name="P36">Joni-Matti is a part of the original Kactus2 team</text:p>
              </text:list-item>
              <text:list-item>
                <text:p text:style-name="P36">Joni-Matti has experience in other projects and project management</text:p>
              </text:list-item>
              <text:list-item>
                <text:p text:style-name="P36">All members have experience in C++</text:p>
              </text:list-item>
              <text:list-item>
                <text:p text:style-name="P36">The project topic is quite simple and does not require too much special skills</text:p>
              </text:list-item>
            </text:list>
          </table:table-cell>
          <table:table-cell table:style-name="Table2.B1" office:value-type="string">
            <text:p text:style-name="P24">Weaknesses</text:p>
            <text:list xml:id="list40490836" text:continue-numbering="true" text:style-name="L4">
              <text:list-item>
                <text:p text:style-name="P36">Two members of the project group have only basic experience in Qt</text:p>
              </text:list-item>
            </text:list>
          </table:table-cell>
        </table:table-row>
        <table:table-row>
          <table:table-cell table:style-name="Table2.A2" office:value-type="string">
            <text:p text:style-name="P24">Opportunities</text:p>
            <text:list xml:id="list40497043" text:continue-numbering="true" text:style-name="L4">
              <text:list-item>
                <text:p text:style-name="P36">All team members learn new skills in project management and Qt development</text:p>
              </text:list-item>
              <text:list-item>
                <text:p text:style-name="P36">If Kactus2 becomes popular, the dependency analysis tool will be well-known and used by many</text:p>
              </text:list-item>
            </text:list>
          </table:table-cell>
          <table:table-cell table:style-name="Table2.B2" office:value-type="string">
            <text:p text:style-name="P24">Threats</text:p>
            <text:list xml:id="list40497188" text:continue-numbering="true" text:style-name="L4">
              <text:list-item>
                <text:p text:style-name="P36">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4">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8"><text:span text:style-name="T4"><text:tab/> Table </text:span><text:span text:style-name="T4"><text:sequence text:ref-name="refTable4"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7">ID</text:p>
          </table:table-cell>
          <table:table-cell table:style-name="Table4.A1" office:value-type="string">
            <text:p text:style-name="P17">Description</text:p>
          </table:table-cell>
          <table:table-cell table:style-name="Table4.A1" office:value-type="string">
            <text:p text:style-name="P17">Probability</text:p>
          </table:table-cell>
          <table:table-cell table:style-name="Table4.A1" office:value-type="string">
            <text:p text:style-name="P17">Severity</text:p>
          </table:table-cell>
          <table:table-cell table:style-name="Table4.E1" office:value-type="string">
            <text:p text:style-name="P17">Importance</text:p>
          </table:table-cell>
        </table:table-row>
        <table:table-row>
          <table:table-cell table:style-name="Table4.A2" office:value-type="float" office:value="1">
            <text:p text:style-name="P14">1</text:p>
          </table:table-cell>
          <table:table-cell table:style-name="Table4.B2" office:value-type="string">
            <text:p text:style-name="P15">Project group member's motivation drops.</text:p>
          </table:table-cell>
          <table:table-cell table:style-name="Table4.A2" office:value-type="float" office:value="1">
            <text:p text:style-name="P14">1</text:p>
          </table:table-cell>
          <table:table-cell table:style-name="Table4.A2" office:value-type="float" office:value="3">
            <text:p text:style-name="P14">3</text:p>
          </table:table-cell>
          <table:table-cell table:style-name="Table4.E2" office:value-type="float" office:value="3">
            <text:p text:style-name="P14">3</text:p>
          </table:table-cell>
        </table:table-row>
        <table:table-row>
          <table:table-cell table:style-name="Table4.A2" office:value-type="float" office:value="2">
            <text:p text:style-name="P14">2</text:p>
          </table:table-cell>
          <table:table-cell table:style-name="Table4.B2" office:value-type="string">
            <text:p text:style-name="P15">Hardware failures.</text:p>
          </table:table-cell>
          <table:table-cell table:style-name="Table4.A2" office:value-type="float" office:value="2">
            <text:p text:style-name="P14">2</text:p>
          </table:table-cell>
          <table:table-cell table:style-name="Table4.A2" office:value-type="float" office:value="2">
            <text:p text:style-name="P14">2</text:p>
          </table:table-cell>
          <table:table-cell table:style-name="Table4.E2" office:value-type="float" office:value="4">
            <text:p text:style-name="P14">4</text:p>
          </table:table-cell>
        </table:table-row>
        <table:table-row>
          <table:table-cell table:style-name="Table4.A2" office:value-type="float" office:value="3">
            <text:p text:style-name="P14">3</text:p>
          </table:table-cell>
          <table:table-cell table:style-name="Table4.B2" office:value-type="string">
            <text:p text:style-name="P15">Software failures and blue-screens.</text:p>
          </table:table-cell>
          <table:table-cell table:style-name="Table4.A2" office:value-type="float" office:value="2">
            <text:p text:style-name="P14">2</text:p>
          </table:table-cell>
          <table:table-cell table:style-name="Table4.A2" office:value-type="float" office:value="1">
            <text:p text:style-name="P14">1</text:p>
          </table:table-cell>
          <table:table-cell table:style-name="Table4.E2" office:value-type="float" office:value="2">
            <text:p text:style-name="P14">2</text:p>
          </table:table-cell>
        </table:table-row>
        <table:table-row>
          <table:table-cell table:style-name="Table4.A2" office:value-type="float" office:value="4">
            <text:p text:style-name="P14">4</text:p>
          </table:table-cell>
          <table:table-cell table:style-name="Table4.B2" office:value-type="string">
            <text:p text:style-name="P15">SourceForge breaks down.</text:p>
          </table:table-cell>
          <table:table-cell table:style-name="Table4.A2" office:value-type="float" office:value="1">
            <text:p text:style-name="P14">1</text:p>
          </table:table-cell>
          <table:table-cell table:style-name="Table4.A2" office:value-type="float" office:value="3">
            <text:p text:style-name="P14">3</text:p>
          </table:table-cell>
          <table:table-cell table:style-name="Table4.E2" office:value-type="float" office:value="3">
            <text:p text:style-name="P14">3</text:p>
          </table:table-cell>
        </table:table-row>
        <table:table-row>
          <table:table-cell table:style-name="Table4.A2" office:value-type="float" office:value="5">
            <text:p text:style-name="P14">5</text:p>
          </table:table-cell>
          <table:table-cell table:style-name="Table4.B2" office:value-type="string">
            <text:p text:style-name="P15">Electrical failures.</text:p>
          </table:table-cell>
          <table:table-cell table:style-name="Table4.A2" office:value-type="float" office:value="1">
            <text:p text:style-name="P14">1</text:p>
          </table:table-cell>
          <table:table-cell table:style-name="Table4.A2" office:value-type="float" office:value="2">
            <text:p text:style-name="P14">2</text:p>
          </table:table-cell>
          <table:table-cell table:style-name="Table4.E2" office:value-type="float" office:value="2">
            <text:p text:style-name="P14">2</text:p>
          </table:table-cell>
        </table:table-row>
        <text:soft-page-break/>
        <table:table-row>
          <table:table-cell table:style-name="Table4.A2" office:value-type="float" office:value="6">
            <text:p text:style-name="P14">6</text:p>
          </table:table-cell>
          <table:table-cell table:style-name="Table4.B2" office:value-type="string">
            <text:p text:style-name="P15">Someone gets sick.</text:p>
          </table:table-cell>
          <table:table-cell table:style-name="Table4.A2" office:value-type="float" office:value="2">
            <text:p text:style-name="P14">2</text:p>
          </table:table-cell>
          <table:table-cell table:style-name="Table4.A2" office:value-type="float" office:value="2">
            <text:p text:style-name="P14">2</text:p>
          </table:table-cell>
          <table:table-cell table:style-name="Table4.E2" office:value-type="float" office:value="4">
            <text:p text:style-name="P14">4</text:p>
          </table:table-cell>
        </table:table-row>
        <table:table-row>
          <table:table-cell table:style-name="Table4.A2" office:value-type="float" office:value="7">
            <text:p text:style-name="P14">7</text:p>
          </table:table-cell>
          <table:table-cell table:style-name="Table4.B2" office:value-type="string">
            <text:p text:style-name="P15">Internet connection failures</text:p>
          </table:table-cell>
          <table:table-cell table:style-name="Table4.A2" office:value-type="float" office:value="2">
            <text:p text:style-name="P14">2</text:p>
          </table:table-cell>
          <table:table-cell table:style-name="Table4.A2" office:value-type="float" office:value="2">
            <text:p text:style-name="P14">2</text:p>
          </table:table-cell>
          <table:table-cell table:style-name="Table4.E2" office:value-type="float" office:value="4">
            <text:p text:style-name="P14">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TODO: Should all the risks be explained in detail?</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4478952518295890237" text:style-name="L5">
        <text:list-item>
          <text:p text:style-name="P31">The dependency analysis tool is complete and fully integrated with Kactus2</text:p>
        </text:list-item>
        <text:list-item>
          <text:p text:style-name="P31">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p text:style-name="Sisennetty_20_teksti">IP-XACT?</text:p>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9</text:p>
      </style:header>
      <style:footer>
        <text:p text:style-name="Footer">Modified: <text:modification-date style:data-style-name="N84">2012-11-13</text:modification-date><text:tab/><text:tab/><text:page-number text:select-page="current">8</text:page-number>/<text:page-count style:num-format="1">27</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1-13T20:36:41.92</dc:date>
    <dc:language>fi-FI</dc:language>
    <meta:editing-cycles>314</meta:editing-cycles>
    <meta:editing-duration>PT11H52M38S</meta:editing-duration>
    <meta:document-statistic meta:table-count="12" meta:image-count="0" meta:object-count="1" meta:page-count="27" meta:paragraph-count="596" meta:word-count="3804" meta:character-count="2365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e6e6e6" fo:border-left="none" fo:border-right="0.54pt solid #000000" fo:border-top="none"/>
    </style:style>
    <style:style style:name="ce3" style:family="table-cell" style:parent-style-name="Default">
      <style:table-cell-properties fo:border-bottom="0.06pt solid #000000"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style>
    <style:style style:name="ce5" style:family="table-cell" style:parent-style-name="Default">
      <style:table-cell-properties fo:border-bottom="0.06pt solid #000000" fo:background-color="#e6e6e6" fo:border-left="none" fo:border-right="0.54pt solid #000000" fo:border-top="0.06pt solid #000000"/>
      <style:text-properties fo:font-style="normal" style:font-style-asian="normal" style:font-style-complex="normal"/>
    </style:style>
    <style:style style:name="ce6" style:family="table-cell" style:parent-style-name="Default">
      <style:table-cell-properties fo:border-bottom="0.06pt solid #000000" fo:background-color="#e6e6e6" fo:border-left="none" fo:border-right="0.54pt solid #000000" fo:border-top="0.06pt solid #000000"/>
    </style:style>
    <style:style style:name="ce7" style:family="table-cell" style:parent-style-name="Default">
      <style:table-cell-properties fo:border-bottom="none" fo:border-left="none" fo:border-right="0.54pt solid #000000" fo:border-top="0.06pt solid #000000"/>
    </style:style>
    <style:style style:name="ce8" style:family="table-cell" style:parent-style-name="Default">
      <style:table-cell-properties fo:border-bottom="none" fo:border-left="none" fo:border-right="0.54pt solid #000000" fo:border-top="0.54pt solid #000000"/>
    </style:style>
    <style:style style:name="ce9" style:family="table-cell" style:parent-style-name="Default">
      <style:table-cell-properties fo:border-bottom="0.54pt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e6" fo:wrap-option="wrap" fo:border-left="none" fo:padding="0.085cm" fo:border-right="none" fo:border-top="none"/>
    </style:style>
    <style:style style:name="ce11" style:family="table-cell" style:parent-style-name="Default">
      <style:table-cell-properties fo:border-bottom="0.06pt solid #000000" fo:wrap-option="wrap" fo:border-left="none" fo:padding="0.085cm" fo:border-right="none" fo:border-top="0.06pt solid #000000"/>
    </style:style>
    <style:style style:name="ce12" style:family="table-cell" style:parent-style-name="Default">
      <style:table-cell-properties fo:border-bottom="0.06pt solid #000000" fo:background-color="transparent" fo:wrap-option="wrap" fo:border-left="none" fo:padding="0.085cm" fo:border-right="none" fo:border-top="0.06pt solid #000000"/>
    </style:style>
    <style:style style:name="ce13" style:family="table-cell" style:parent-style-name="Default">
      <style:table-cell-properties fo:border-bottom="0.06pt solid #000000" fo:background-color="#e6e6e6" fo:wrap-option="wrap" fo:border-left="none" fo:padding="0.085cm" fo:border-right="none" fo:border-top="0.06pt solid #000000"/>
    </style:style>
    <style:style style:name="ce14" style:family="table-cell" style:parent-style-name="Default">
      <style:table-cell-properties fo:border-bottom="none" fo:wrap-option="wrap" fo:border-left="none" fo:padding="0.085cm" fo:border-right="none" fo:border-top="0.06pt solid #000000"/>
    </style:style>
    <style:style style:name="ce15" style:family="table-cell" style:parent-style-name="Default">
      <style:table-cell-properties fo:border-bottom="none" fo:wrap-option="wrap" fo:border-left="none" fo:padding="0.085cm" fo:border-right="none" fo:border-top="0.54pt solid #000000"/>
    </style:style>
    <style:style style:name="ce16" style:family="table-cell" style:parent-style-name="Default">
      <style:table-cell-properties fo:border-bottom="0.06pt solid #000000" fo:background-color="#e6e6e6" style:text-align-source="fix" style:repeat-content="false" fo:border-left="none" fo:padding="0.085cm" fo:border-right="none" fo:border-top="none"/>
      <style:paragraph-properties fo:text-align="end" fo:margin-left="0cm"/>
    </style:style>
    <style:style style:name="ce17" style:family="table-cell" style:parent-style-name="Default">
      <style:table-cell-properties fo:border-bottom="0.06pt solid #000000" style:text-align-source="fix" style:repeat-content="false" fo:border-left="none" fo:padding="0.085cm" fo:border-right="none" fo:border-top="0.06pt solid #000000"/>
      <style:paragraph-properties fo:text-align="end" fo:margin-left="0cm"/>
    </style:style>
    <style:style style:name="ce18"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9"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end" fo:margin-left="0cm"/>
    </style:style>
    <style:style style:name="ce20" style:family="table-cell" style:parent-style-name="Default">
      <style:table-cell-properties fo:border-bottom="none" style:text-align-source="fix" style:repeat-content="false" fo:border-left="none" fo:padding="0.085cm" fo:border-right="none" fo:border-top="0.06pt solid #000000"/>
      <style:paragraph-properties fo:text-align="end" fo:margin-left="0cm"/>
    </style:style>
    <style:style style:name="ce21" style:family="table-cell" style:parent-style-name="Default">
      <style:table-cell-properties fo:border-bottom="none" style:text-align-source="fix" style:repeat-content="false"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11"/>
        <table:table-column table:style-name="co4" table:default-cell-style-name="ce17"/>
        <table:table-column table:style-name="co5" table:default-cell-style-name="ce17"/>
        <table:table-column table:style-name="co6" table:default-cell-style-name="ce17"/>
        <table:table-column table:style-name="co7" table:default-cell-style-name="ce17"/>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9" office:value-type="string">
            <text:p>Task name</text:p>
          </table:table-cell>
          <table:table-cell table:style-name="ce9" office:value-type="string">
            <text:p>Running weeks</text:p>
          </table:table-cell>
          <table:table-cell table:style-name="ce9" office:value-type="string">
            <text:p>Allocated hours</text:p>
          </table:table-cell>
          <table:table-cell table:style-name="ce9" office:value-type="string">
            <text:p>% of total hours</text:p>
          </table:table-cell>
          <table:table-cell table:style-name="ce9" office:value-type="string">
            <text:p>Related deliverables</text:p>
          </table:table-cell>
        </table:table-row>
        <table:table-row table:style-name="ro2">
          <table:table-cell table:number-columns-repeated="4"/>
          <table:table-cell table:style-name="ce2" office:value-type="string">
            <text:p>T1</text:p>
          </table:table-cell>
          <table:table-cell table:style-name="ce10" office:value-type="string">
            <text:p>Functional specification</text:p>
          </table:table-cell>
          <table:table-cell table:style-name="ce16" office:value-type="string">
            <text:p>46/2012 – 50/2012</text:p>
          </table:table-cell>
          <table:table-cell table:style-name="ce16" office:value-type="float" office:value="60">
            <text:p>60</text:p>
          </table:table-cell>
          <table:table-cell table:style-name="ce16" table:formula="of:=[.H5]/[.H$32]*100" office:value-type="float" office:value="9.69305331179321">
            <text:p>9,69</text:p>
          </table:table-cell>
          <table:table-cell table:style-name="ce16"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table:style-name="ce4" office:value-type="string">
            <text:p>T3</text:p>
          </table:table-cell>
          <table:table-cell table:style-name="ce12" office:value-type="string">
            <text:p>Algorithm implementation</text:p>
          </table:table-cell>
          <table:table-cell table:style-name="ce18" office:value-type="string">
            <text:p>2/2013 – 10/2013</text:p>
          </table:table-cell>
          <table:table-cell table:style-name="ce18" table:formula="of:=SUM([.H8:.H13])" office:value-type="float" office:value="77">
            <text:p>77</text:p>
          </table:table-cell>
          <table:table-cell table:formula="of:=[.H7]/[.H$32]*100" office:value-type="float" office:value="12.4394184168013">
            <text:p>12,44</text:p>
          </table:table-cell>
          <table:table-cell table:style-name="ce18"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5" office:value-type="string">
            <text:p>T4</text:p>
          </table:table-cell>
          <table:table-cell table:style-name="ce13" office:value-type="string">
            <text:p>UI implemementation</text:p>
          </table:table-cell>
          <table:table-cell table:style-name="ce19" office:value-type="string">
            <text:p>2/2013 – 13/2013</text:p>
          </table:table-cell>
          <table:table-cell table:style-name="ce19" table:formula="of:=SUM([.H15:.H20])" office:value-type="float" office:value="170">
            <text:p>170</text:p>
          </table:table-cell>
          <table:table-cell table:style-name="ce19" table:formula="of:=[.H14]/[.H$32]*100" office:value-type="float" office:value="27.4636510500808">
            <text:p>27,46</text:p>
          </table:table-cell>
          <table:table-cell table:style-name="ce19" office:value-type="string">
            <text:p>Final code</text:p>
          </table:table-cell>
        </table:table-row>
        <table:table-row table:style-name="ro2">
          <table:table-cell table:number-columns-repeated="4"/>
          <table:table-cell table:style-name="ce5" office:value-type="string">
            <text:p>T4.1</text:p>
          </table:table-cell>
          <table:table-cell table:style-name="ce13" office:value-type="string">
            <text:p>Basic table-style widget</text:p>
          </table:table-cell>
          <table:table-cell table:style-name="ce19" office:value-type="string">
            <text:p>2/2013 – 6/2013</text:p>
          </table:table-cell>
          <table:table-cell table:style-name="ce19" office:value-type="float" office:value="50">
            <text:p>50</text:p>
          </table:table-cell>
          <table:table-cell table:style-name="ce19" table:formula="of:=[.H15]/[.H$32]*100" office:value-type="float" office:value="8.07754442649435">
            <text:p>8,08</text:p>
          </table:table-cell>
          <table:table-cell table:style-name="ce19"/>
        </table:table-row>
        <table:table-row table:style-name="ro3">
          <table:table-cell table:number-columns-repeated="4"/>
          <table:table-cell table:style-name="ce5" office:value-type="string">
            <text:p>T4.2</text:p>
          </table:table-cell>
          <table:table-cell table:style-name="ce13" office:value-type="string">
            <text:p>Dependency graph visualization</text:p>
          </table:table-cell>
          <table:table-cell table:style-name="ce19" office:value-type="string">
            <text:p>4/2013 – 10/2013</text:p>
          </table:table-cell>
          <table:table-cell table:style-name="ce19" office:value-type="float" office:value="70">
            <text:p>70</text:p>
          </table:table-cell>
          <table:table-cell table:style-name="ce19" table:formula="of:=[.H16]/[.H$32]*100" office:value-type="float" office:value="11.3085621970921">
            <text:p>11,31</text:p>
          </table:table-cell>
          <table:table-cell table:style-name="ce19"/>
        </table:table-row>
        <table:table-row table:style-name="ro2">
          <table:table-cell table:number-columns-repeated="4"/>
          <table:table-cell table:style-name="ce5" office:value-type="string">
            <text:p>T4.3</text:p>
          </table:table-cell>
          <table:table-cell table:style-name="ce13" office:value-type="string">
            <text:p>Manual dependencies</text:p>
          </table:table-cell>
          <table:table-cell table:style-name="ce19" office:value-type="string">
            <text:p>6/2013 – 10/2013</text:p>
          </table:table-cell>
          <table:table-cell table:style-name="ce19" office:value-type="float" office:value="15">
            <text:p>15</text:p>
          </table:table-cell>
          <table:table-cell table:style-name="ce19" table:formula="of:=[.H17]/[.H$32]*100" office:value-type="float" office:value="2.4232633279483">
            <text:p>2,42</text:p>
          </table:table-cell>
          <table:table-cell table:style-name="ce19"/>
        </table:table-row>
        <table:table-row table:style-name="ro2">
          <table:table-cell table:number-columns-repeated="4"/>
          <table:table-cell table:style-name="ce5" office:value-type="string">
            <text:p>T4.4</text:p>
          </table:table-cell>
          <table:table-cell table:style-name="ce13" office:value-type="string">
            <text:p>Locking dependencies</text:p>
          </table:table-cell>
          <table:table-cell table:style-name="ce19" office:value-type="string">
            <text:p>6/2013 – 10/2013</text:p>
          </table:table-cell>
          <table:table-cell table:style-name="ce19" office:value-type="float" office:value="10">
            <text:p>10</text:p>
          </table:table-cell>
          <table:table-cell table:style-name="ce19" table:formula="of:=[.H18]/[.H$32]*100" office:value-type="float" office:value="1.61550888529887">
            <text:p>1,62</text:p>
          </table:table-cell>
          <table:table-cell table:style-name="ce19"/>
        </table:table-row>
        <table:table-row table:style-name="ro2">
          <table:table-cell table:number-columns-repeated="4"/>
          <table:table-cell table:style-name="ce5" office:value-type="string">
            <text:p>T4.5</text:p>
          </table:table-cell>
          <table:table-cell table:style-name="ce13" office:value-type="string">
            <text:p>Filter views</text:p>
          </table:table-cell>
          <table:table-cell table:style-name="ce19" office:value-type="string">
            <text:p>10/2013 – 13-2013</text:p>
          </table:table-cell>
          <table:table-cell table:style-name="ce19" office:value-type="float" office:value="10">
            <text:p>10</text:p>
          </table:table-cell>
          <table:table-cell table:style-name="ce19" table:formula="of:=[.H19]/[.H$32]*100" office:value-type="float" office:value="1.61550888529887">
            <text:p>1,62</text:p>
          </table:table-cell>
          <table:table-cell table:style-name="ce19"/>
        </table:table-row>
        <table:table-row table:style-name="ro3">
          <table:table-cell table:number-columns-repeated="4"/>
          <table:table-cell table:style-name="ce5" office:value-type="string">
            <text:p>T4.6</text:p>
          </table:table-cell>
          <table:table-cell table:style-name="ce13" office:value-type="string">
            <text:p>Dependency change visualization</text:p>
          </table:table-cell>
          <table:table-cell table:style-name="ce19" office:value-type="string">
            <text:p>10/2013 – 13/2013</text:p>
          </table:table-cell>
          <table:table-cell table:style-name="ce19" office:value-type="float" office:value="15">
            <text:p>15</text:p>
          </table:table-cell>
          <table:table-cell table:style-name="ce19" table:formula="of:=[.H20]/[.H$32]*100" office:value-type="float" office:value="2.4232633279483">
            <text:p>2,42</text:p>
          </table:table-cell>
          <table:table-cell table:style-name="ce19"/>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table:style-name="ce6" office:value-type="string">
            <text:p>T6</text:p>
          </table:table-cell>
          <table:table-cell table:style-name="ce13" office:value-type="string">
            <text:p>Testing</text:p>
          </table:table-cell>
          <table:table-cell table:style-name="ce19" office:value-type="string">
            <text:p>2/2013 – 13/2013</text:p>
          </table:table-cell>
          <table:table-cell table:style-name="ce19" office:value-type="float" office:value="80">
            <text:p>80</text:p>
          </table:table-cell>
          <table:table-cell table:style-name="ce19" table:formula="of:=[.H24]/[.H$32]*100" office:value-type="float" office:value="12.924071082391">
            <text:p>12,92</text:p>
          </table:table-cell>
          <table:table-cell table:style-name="ce19"/>
        </table:table-row>
        <table:table-row table:style-name="ro2">
          <table:table-cell table:number-columns-repeated="4"/>
          <table:table-cell table:style-name="ce7" office:value-type="string">
            <text:p>T7</text:p>
          </table:table-cell>
          <table:table-cell table:style-name="ce14" office:value-type="string">
            <text:p>Reporting</text:p>
          </table:table-cell>
          <table:table-cell table:style-name="ce20" office:value-type="string">
            <text:p>46/2012 – 16/2012</text:p>
          </table:table-cell>
          <table:table-cell table:style-name="ce20" table:formula="of:=SUM([.H26:.H31])" office:value-type="float" office:value="152">
            <text:p>152</text:p>
          </table:table-cell>
          <table:table-cell table:style-name="ce20" table:formula="of:=[.H25]/[.H$32]*100" office:value-type="float" office:value="24.5557350565428">
            <text:p>24,56</text:p>
          </table:table-cell>
          <table:table-cell table:style-name="ce20"/>
        </table:table-row>
        <table:table-row table:style-name="ro2">
          <table:table-cell table:number-columns-repeated="4"/>
          <table:table-cell table:style-name="ce7" office:value-type="string">
            <text:p>T7.1</text:p>
          </table:table-cell>
          <table:table-cell table:style-name="ce14" office:value-type="string">
            <text:p>Group meetings</text:p>
          </table:table-cell>
          <table:table-cell table:style-name="ce20" office:value-type="string">
            <text:p>46/2012 – 15/2012</text:p>
          </table:table-cell>
          <table:table-cell table:style-name="ce20" office:value-type="float" office:value="60">
            <text:p>60</text:p>
          </table:table-cell>
          <table:table-cell table:style-name="ce20" table:formula="of:=[.H26]/[.H$32]*100" office:value-type="float" office:value="9.69305331179321">
            <text:p>9,69</text:p>
          </table:table-cell>
          <table:table-cell table:style-name="ce20" office:value-type="string">
            <text:p>Meeting memos</text:p>
          </table:table-cell>
        </table:table-row>
        <table:table-row table:style-name="ro2">
          <table:table-cell table:number-columns-repeated="4"/>
          <table:table-cell table:style-name="ce7" office:value-type="string">
            <text:p>T7.2</text:p>
          </table:table-cell>
          <table:table-cell table:style-name="ce14" office:value-type="string">
            <text:p>Client meetings</text:p>
          </table:table-cell>
          <table:table-cell table:style-name="ce20" office:value-type="string">
            <text:p>46/2012 – 15/2012</text:p>
          </table:table-cell>
          <table:table-cell table:style-name="ce20" office:value-type="float" office:value="30">
            <text:p>30</text:p>
          </table:table-cell>
          <table:table-cell table:style-name="ce20" table:formula="of:=[.H27]/[.H$32]*100" office:value-type="float" office:value="4.84652665589661">
            <text:p>4,85</text:p>
          </table:table-cell>
          <table:table-cell table:style-name="ce20" office:value-type="string">
            <text:p>Meeting memos</text:p>
          </table:table-cell>
        </table:table-row>
        <table:table-row table:style-name="ro2">
          <table:table-cell table:number-columns-repeated="4"/>
          <table:table-cell table:style-name="ce7" office:value-type="string">
            <text:p>T7.3</text:p>
          </table:table-cell>
          <table:table-cell table:style-name="ce14" office:value-type="string">
            <text:p>Assistant meetings</text:p>
          </table:table-cell>
          <table:table-cell table:style-name="ce20" office:value-type="string">
            <text:p>48/2012 – 16/2012</text:p>
          </table:table-cell>
          <table:table-cell table:style-name="ce20" office:value-type="float" office:value="10">
            <text:p>10</text:p>
          </table:table-cell>
          <table:table-cell table:style-name="ce20" table:formula="of:=[.H28]/[.H$32]*100" office:value-type="float" office:value="1.61550888529887">
            <text:p>1,62</text:p>
          </table:table-cell>
          <table:table-cell table:style-name="ce20" office:value-type="string">
            <text:p>Meeting memos</text:p>
          </table:table-cell>
        </table:table-row>
        <table:table-row table:style-name="ro2">
          <table:table-cell table:number-columns-repeated="4"/>
          <table:table-cell table:style-name="ce7" office:value-type="string">
            <text:p>T7.4</text:p>
          </table:table-cell>
          <table:table-cell table:style-name="ce14" office:value-type="string">
            <text:p>Project plan presentation</text:p>
          </table:table-cell>
          <table:table-cell table:style-name="ce20" office:value-type="string">
            <text:p>46/2012 – 48/2012</text:p>
          </table:table-cell>
          <table:table-cell table:style-name="ce20" office:value-type="float" office:value="12">
            <text:p>12</text:p>
          </table:table-cell>
          <table:table-cell table:style-name="ce20" table:formula="of:=[.H29]/[.H$32]*100" office:value-type="float" office:value="1.93861066235864">
            <text:p>1,94</text:p>
          </table:table-cell>
          <table:table-cell table:style-name="ce20" office:value-type="string">
            <text:p>Project plan presentation</text:p>
          </table:table-cell>
        </table:table-row>
        <table:table-row table:style-name="ro2">
          <table:table-cell table:number-columns-repeated="4"/>
          <table:table-cell table:style-name="ce7" office:value-type="string">
            <text:p>T7.5</text:p>
          </table:table-cell>
          <table:table-cell table:style-name="ce14" office:value-type="string">
            <text:p>Final presentation</text:p>
          </table:table-cell>
          <table:table-cell table:style-name="ce20" office:value-type="string">
            <text:p>14/2012 – 16/2012</text:p>
          </table:table-cell>
          <table:table-cell table:style-name="ce20" office:value-type="float" office:value="15">
            <text:p>15</text:p>
          </table:table-cell>
          <table:table-cell table:style-name="ce20" table:formula="of:=[.H30]/[.H$32]*100" office:value-type="float" office:value="2.4232633279483">
            <text:p>2,42</text:p>
          </table:table-cell>
          <table:table-cell table:style-name="ce20" office:value-type="string">
            <text:p>Final presentation</text:p>
          </table:table-cell>
        </table:table-row>
        <table:table-row table:style-name="ro2">
          <table:table-cell table:number-columns-repeated="4"/>
          <table:table-cell table:style-name="ce7" office:value-type="string">
            <text:p>T7.6</text:p>
          </table:table-cell>
          <table:table-cell table:style-name="ce14" office:value-type="string">
            <text:p>Final report</text:p>
          </table:table-cell>
          <table:table-cell table:style-name="ce20" office:value-type="string">
            <text:p>14/2012 – 16/2012</text:p>
          </table:table-cell>
          <table:table-cell table:style-name="ce20" office:value-type="float" office:value="25">
            <text:p>25</text:p>
          </table:table-cell>
          <table:table-cell table:style-name="ce20" table:formula="of:=[.H31]/[.H$32]*100" office:value-type="float" office:value="4.03877221324717">
            <text:p>4,04</text:p>
          </table:table-cell>
          <table:table-cell table:style-name="ce20" office:value-type="string">
            <text:p>Final report</text:p>
          </table:table-cell>
        </table:table-row>
        <table:table-row table:style-name="ro2">
          <table:table-cell table:number-columns-repeated="4"/>
          <table:table-cell table:style-name="ce8"/>
          <table:table-cell table:style-name="ce15" office:value-type="string">
            <text:p>Total</text:p>
          </table:table-cell>
          <table:table-cell table:style-name="ce21" office:value-type="string">
            <text:p>46/2012 – 15/2012</text:p>
          </table:table-cell>
          <table:table-cell table:style-name="ce21" table:formula="of:=SUM([.H5];[.H6];[.H7];[.H14];[.H21];[.H24];[.H25])" office:value-type="float" office:value="619">
            <text:p>619</text:p>
          </table:table-cell>
          <table:table-cell table:style-name="ce21"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00.00.0000</text:date>, <text:time style:data-style-name="N2" text:time-value="0000-00-00T17:44:09.69">?</text:time></text:p>
        </style:region-right>
      </style:header>
      <style:header-left style:display="false"/>
      <style:footer>
        <text:p>Page <text:page-number>1</text:page-number> / <text:page-count>99</text:page-count></text:p>
      </style:footer>
      <style:footer-left style:display="false"/>
    </style:master-page>
  </office:master-styles>
</office:document-styles>
</file>